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3">
            <text:p>5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79">
            <text:p>7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4">
            <text:p>17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208">
            <text:p>520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7570">
            <text:p>757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9998">
            <text:p>999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22">
            <text:p>2020-11-2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 - 1)">
            <text:p>(0.7 - 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31.5">
            <text:p>31.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9794353433252">
            <text:p>0.0109794353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866429778254">
            <text:p>1.0386642978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80.25">
            <text:p>180.2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927374301676">
            <text:p>0.0719273743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6188596251678">
            <text:p>1.261885962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9.97932652845394">
            <text:p>9.979326528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12.5">
            <text:p>112.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4501582278481">
            <text:p>0.0445015823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963710399225">
            <text:p>1.159637104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5.9198460220103">
            <text:p>15.91984602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8.375">
            <text:p>118.375</text:p>
          </table:table-cell>
          <table:table-cell office:value-type="float" office:value="120.5">
            <text:p>120.5</text:p>
          </table:table-cell>
          <table:table-cell office:value-type="float" office:value="0.0230823863636364">
            <text:p>0.0230823864</text:p>
          </table:table-cell>
          <table:table-cell office:value-type="float" office:value="0.0904316271963331">
            <text:p>0.0904316272</text:p>
          </table:table-cell>
          <table:table-cell office:value-type="float" office:value="0.0420006971070059">
            <text:p>0.0420006971</text:p>
          </table:table-cell>
          <table:table-cell office:value-type="float" office:value="1.0818326335308">
            <text:p>1.0818326335</text:p>
          </table:table-cell>
          <table:table-cell office:value-type="float" office:value="1.33253933841402">
            <text:p>1.3325393384</text:p>
          </table:table-cell>
          <table:table-cell office:value-type="float" office:value="1.15045999464717">
            <text:p>1.1504599946</text:p>
          </table:table-cell>
          <table:table-cell office:value-type="float" office:value="30.3745240882156">
            <text:p>30.3745240882</text:p>
          </table:table-cell>
          <table:table-cell office:value-type="float" office:value="8.00644921344649">
            <text:p>8.0064492134</text:p>
          </table:table-cell>
          <table:table-cell office:value-type="float" office:value="16.8474275488064">
            <text:p>16.847427548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60">
            <text:p>3360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66.625">
            <text:p>66.62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9828869047619">
            <text:p>0.019828869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7017168240017">
            <text:p>1.0701716824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78">
            <text:p>3578</text:p>
          </table:table-cell>
          <table:table-cell office:value-type="float" office:value="66.75">
            <text:p>66.75</text:p>
          </table:table-cell>
          <table:table-cell office:value-type="float" office:value="144.125">
            <text:p>144.125</text:p>
          </table:table-cell>
          <table:table-cell office:value-type="float" office:value="187.125">
            <text:p>187.125</text:p>
          </table:table-cell>
          <table:table-cell office:value-type="float" office:value="0.0806159420289855">
            <text:p>0.080615942</text:p>
          </table:table-cell>
          <table:table-cell office:value-type="float" office:value="0.0835991879350348">
            <text:p>0.0835991879</text:p>
          </table:table-cell>
          <table:table-cell office:value-type="float" office:value="0.0522987702627166">
            <text:p>0.0522987703</text:p>
          </table:table-cell>
          <table:table-cell office:value-type="float" office:value="1.29489370011552">
            <text:p>1.2948937001</text:p>
          </table:table-cell>
          <table:table-cell office:value-type="float" office:value="1.30629525325048">
            <text:p>1.3062952533</text:p>
          </table:table-cell>
          <table:table-cell office:value-type="float" office:value="1.18840661220665">
            <text:p>1.1884066122</text:p>
          </table:table-cell>
          <table:table-cell office:value-type="float" office:value="8.94023596860149">
            <text:p>8.9402359686</text:p>
          </table:table-cell>
          <table:table-cell office:value-type="float" office:value="8.63325122352358">
            <text:p>8.6332512235</text:p>
          </table:table-cell>
          <table:table-cell office:value-type="float" office:value="13.5972329715956">
            <text:p>13.597232971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602">
            <text:p>1602</text:p>
          </table:table-cell>
          <table:table-cell office:value-type="float" office:value="3696">
            <text:p>3696</text:p>
          </table:table-cell>
          <table:table-cell office:value-type="float" office:value="20">
            <text:p>20</text:p>
          </table:table-cell>
          <table:table-cell office:value-type="float" office:value="102.125">
            <text:p>102.125</text:p>
          </table:table-cell>
          <table:table-cell office:value-type="float" office:value="70.5">
            <text:p>70.5</text:p>
          </table:table-cell>
          <table:table-cell office:value-type="float" office:value="0.0263852242744063">
            <text:p>0.0263852243</text:p>
          </table:table-cell>
          <table:table-cell office:value-type="float" office:value="0.0637484394506866">
            <text:p>0.0637484395</text:p>
          </table:table-cell>
          <table:table-cell office:value-type="float" office:value="0.0190746753246753">
            <text:p>0.0190746753</text:p>
          </table:table-cell>
          <table:table-cell office:value-type="float" office:value="1.09371279787804">
            <text:p>1.0937127979</text:p>
          </table:table-cell>
          <table:table-cell office:value-type="float" office:value="1.2310847106009">
            <text:p>1.2310847106</text:p>
          </table:table-cell>
          <table:table-cell office:value-type="float" office:value="1.0674744963843">
            <text:p>1.0674744964</text:p>
          </table:table-cell>
          <table:table-cell office:value-type="float" office:value="26.6153474398358">
            <text:p>26.6153474398</text:p>
          </table:table-cell>
          <table:table-cell office:value-type="float" office:value="11.2161672874234">
            <text:p>11.21616728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80">
            <text:p>1780</text:p>
          </table:table-cell>
          <table:table-cell office:value-type="float" office:value="4325">
            <text:p>4325</text:p>
          </table:table-cell>
          <table:table-cell office:value-type="float" office:value="29.75">
            <text:p>29.75</text:p>
          </table:table-cell>
          <table:table-cell office:value-type="float" office:value="111.375">
            <text:p>111.375</text:p>
          </table:table-cell>
          <table:table-cell office:value-type="float" office:value="36">
            <text:p>36</text:p>
          </table:table-cell>
          <table:table-cell office:value-type="float" office:value="0.0350825471698113">
            <text:p>0.0350825472</text:p>
          </table:table-cell>
          <table:table-cell office:value-type="float" office:value="0.0625702247191011">
            <text:p>0.0625702247</text:p>
          </table:table-cell>
          <table:table-cell office:value-type="float" office:value="0.00832369942196532">
            <text:p>0.0083236994</text:p>
          </table:table-cell>
          <table:table-cell office:value-type="float" office:value="1.12520125392155">
            <text:p>1.1252012539</text:p>
          </table:table-cell>
          <table:table-cell office:value-type="float" office:value="1.2266692512388">
            <text:p>1.2266692512</text:p>
          </table:table-cell>
          <table:table-cell office:value-type="float" office:value="1.02926874456213">
            <text:p>1.0292687446</text:p>
          </table:table-cell>
          <table:table-cell office:value-type="float" office:value="20.102188947801">
            <text:p>20.1021889478</text:p>
          </table:table-cell>
          <table:table-cell office:value-type="float" office:value="11.4209759739332">
            <text:p>11.42097597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10">
            <text:p>1910</text:p>
          </table:table-cell>
          <table:table-cell office:value-type="float" office:value="3755">
            <text:p>3755</text:p>
          </table:table-cell>
          <table:table-cell office:value-type="float" office:value="13.25">
            <text:p>13.25</text:p>
          </table:table-cell>
          <table:table-cell office:value-type="float" office:value="103.25">
            <text:p>103.25</text:p>
          </table:table-cell>
          <table:table-cell office:value-type="float" office:value="247.875">
            <text:p>247.875</text:p>
          </table:table-cell>
          <table:table-cell office:value-type="float" office:value="0.0127649325626204">
            <text:p>0.0127649326</text:p>
          </table:table-cell>
          <table:table-cell office:value-type="float" office:value="0.0540575916230367">
            <text:p>0.0540575916</text:p>
          </table:table-cell>
          <table:table-cell office:value-type="float" office:value="0.0660119840213049">
            <text:p>0.066011984</text:p>
          </table:table-cell>
          <table:table-cell office:value-type="float" office:value="1.04499663323569">
            <text:p>1.0449966332</text:p>
          </table:table-cell>
          <table:table-cell office:value-type="float" office:value="1.19492912817631">
            <text:p>1.1949291282</text:p>
          </table:table-cell>
          <table:table-cell office:value-type="float" office:value="1.23958280486205">
            <text:p>1.2395828049</text:p>
          </table:table-cell>
          <table:table-cell office:value-type="float" office:value="0">
            <text:p>0</text:p>
          </table:table-cell>
          <table:table-cell office:value-type="float" office:value="13.1659163947292">
            <text:p>13.1659163947</text:p>
          </table:table-cell>
          <table:table-cell office:value-type="float" office:value="10.8432048148256">
            <text:p>10.843204814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42">
            <text:p>2142</text:p>
          </table:table-cell>
          <table:table-cell office:value-type="float" office:value="4692">
            <text:p>4692</text:p>
          </table:table-cell>
          <table:table-cell office:value-type="float" office:value="42.75">
            <text:p>42.75</text:p>
          </table:table-cell>
          <table:table-cell office:value-type="float" office:value="92.75">
            <text:p>92.75</text:p>
          </table:table-cell>
          <table:table-cell office:value-type="float" office:value="213.125">
            <text:p>213.125</text:p>
          </table:table-cell>
          <table:table-cell office:value-type="float" office:value="0.0419941060903733">
            <text:p>0.0419941061</text:p>
          </table:table-cell>
          <table:table-cell office:value-type="float" office:value="0.0433006535947712">
            <text:p>0.0433006536</text:p>
          </table:table-cell>
          <table:table-cell office:value-type="float" office:value="0.0454230605285593">
            <text:p>0.0454230605</text:p>
          </table:table-cell>
          <table:table-cell office:value-type="float" office:value="1.15043584101111">
            <text:p>1.150435841</text:p>
          </table:table-cell>
          <table:table-cell office:value-type="float" office:value="1.1552271829211">
            <text:p>1.1552271829</text:p>
          </table:table-cell>
          <table:table-cell office:value-type="float" office:value="1.16302469052841">
            <text:p>1.1630246905</text:p>
          </table:table-cell>
          <table:table-cell office:value-type="float" office:value="16.850018112532">
            <text:p>16.8500181125</text:p>
          </table:table-cell>
          <table:table-cell office:value-type="float" office:value="16.3519015525804">
            <text:p>16.3519015526</text:p>
          </table:table-cell>
          <table:table-cell office:value-type="float" office:value="15.6038157384173">
            <text:p>15.603815738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2001">
            <text:p>2001</text:p>
          </table:table-cell>
          <table:table-cell office:value-type="float" office:value="3339">
            <text:p>3339</text:p>
          </table:table-cell>
          <table:table-cell office:value-type="float" office:value="59.5">
            <text:p>59.5</text:p>
          </table:table-cell>
          <table:table-cell office:value-type="float" office:value="213.25">
            <text:p>213.25</text:p>
          </table:table-cell>
          <table:table-cell office:value-type="float" office:value="232.875">
            <text:p>232.875</text:p>
          </table:table-cell>
          <table:table-cell office:value-type="float" office:value="0.0549907578558226">
            <text:p>0.0549907579</text:p>
          </table:table-cell>
          <table:table-cell office:value-type="float" office:value="0.106571714142929">
            <text:p>0.1065717141</text:p>
          </table:table-cell>
          <table:table-cell office:value-type="float" office:value="0.069743935309973">
            <text:p>0.0697439353</text:p>
          </table:table-cell>
          <table:table-cell office:value-type="float" office:value="1.19839466005651">
            <text:p>1.1983946601</text:p>
          </table:table-cell>
          <table:table-cell office:value-type="float" office:value="1.39526175880076">
            <text:p>1.3952617588</text:p>
          </table:table-cell>
          <table:table-cell office:value-type="float" office:value="1.25363763794945">
            <text:p>1.2536376379</text:p>
          </table:table-cell>
          <table:table-cell office:value-type="float" office:value="12.9482757149916">
            <text:p>12.948275715</text:p>
          </table:table-cell>
          <table:table-cell office:value-type="float" office:value="6.84476978397023">
            <text:p>6.844769784</text:p>
          </table:table-cell>
          <table:table-cell office:value-type="float" office:value="10.2811377185118">
            <text:p>10.281137718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789">
            <text:p>3789</text:p>
          </table:table-cell>
          <table:table-cell office:value-type="float" office:value="52">
            <text:p>52</text:p>
          </table:table-cell>
          <table:table-cell office:value-type="float" office:value="166">
            <text:p>166</text:p>
          </table:table-cell>
          <table:table-cell office:value-type="float" office:value="238.75">
            <text:p>238.75</text:p>
          </table:table-cell>
          <table:table-cell office:value-type="float" office:value="0.0456540825285338">
            <text:p>0.0456540825</text:p>
          </table:table-cell>
          <table:table-cell office:value-type="float" office:value="0.0765329644997695">
            <text:p>0.0765329645</text:p>
          </table:table-cell>
          <table:table-cell office:value-type="float" office:value="0.0630113486408023">
            <text:p>0.0630113486</text:p>
          </table:table-cell>
          <table:table-cell office:value-type="float" office:value="1.16387450754285">
            <text:p>1.1638745075</text:p>
          </table:table-cell>
          <table:table-cell office:value-type="float" office:value="1.27934567327323">
            <text:p>1.2793456733</text:p>
          </table:table-cell>
          <table:table-cell office:value-type="float" office:value="1.22832176315557">
            <text:p>1.2283217632</text:p>
          </table:table-cell>
          <table:table-cell office:value-type="float" office:value="15.5265842228511">
            <text:p>15.5265842229</text:p>
          </table:table-cell>
          <table:table-cell office:value-type="float" office:value="9.39915904697006">
            <text:p>9.399159047</text:p>
          </table:table-cell>
          <table:table-cell office:value-type="float" office:value="11.3433988286942">
            <text:p>11.34339882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97">
            <text:p>2497</text:p>
          </table:table-cell>
          <table:table-cell office:value-type="float" office:value="5216">
            <text:p>5216</text:p>
          </table:table-cell>
          <table:table-cell office:value-type="float" office:value="96.375">
            <text:p>96.375</text:p>
          </table:table-cell>
          <table:table-cell office:value-type="float" office:value="134">
            <text:p>134</text:p>
          </table:table-cell>
          <table:table-cell office:value-type="float" office:value="250.75">
            <text:p>250.75</text:p>
          </table:table-cell>
          <table:table-cell office:value-type="float" office:value="0.0723536036036036">
            <text:p>0.0723536036</text:p>
          </table:table-cell>
          <table:table-cell office:value-type="float" office:value="0.0536643972767321">
            <text:p>0.0536643973</text:p>
          </table:table-cell>
          <table:table-cell office:value-type="float" office:value="0.048073236196319">
            <text:p>0.0480732362</text:p>
          </table:table-cell>
          <table:table-cell office:value-type="float" office:value="1.26349829876329">
            <text:p>1.2634982988</text:p>
          </table:table-cell>
          <table:table-cell office:value-type="float" office:value="1.19346993083731">
            <text:p>1.1934699308</text:p>
          </table:table-cell>
          <table:table-cell office:value-type="float" office:value="1.17278595732236">
            <text:p>1.1727859573</text:p>
          </table:table-cell>
          <table:table-cell office:value-type="float" office:value="9.922534159308">
            <text:p>9.9225341593</text:p>
          </table:table-cell>
          <table:table-cell office:value-type="float" office:value="13.2598864267974">
            <text:p>13.2598864268</text:p>
          </table:table-cell>
          <table:table-cell office:value-type="float" office:value="14.7624286254009">
            <text:p>14.762428625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470">
            <text:p>1470</text:p>
          </table:table-cell>
          <table:table-cell office:value-type="float" office:value="2626">
            <text:p>2626</text:p>
          </table:table-cell>
          <table:table-cell office:value-type="float" office:value="4599">
            <text:p>4599</text:p>
          </table:table-cell>
          <table:table-cell office:value-type="float" office:value="136.75">
            <text:p>136.75</text:p>
          </table:table-cell>
          <table:table-cell office:value-type="float" office:value="104.625">
            <text:p>104.625</text:p>
          </table:table-cell>
          <table:table-cell office:value-type="float" office:value="208.625">
            <text:p>208.625</text:p>
          </table:table-cell>
          <table:table-cell office:value-type="float" office:value="0.0930272108843537">
            <text:p>0.0930272109</text:p>
          </table:table-cell>
          <table:table-cell office:value-type="float" office:value="0.0398419649657273">
            <text:p>0.039841965</text:p>
          </table:table-cell>
          <table:table-cell office:value-type="float" office:value="0.0453631224179169">
            <text:p>0.0453631224</text:p>
          </table:table-cell>
          <table:table-cell office:value-type="float" office:value="1.34255719954649">
            <text:p>1.3425571995</text:p>
          </table:table-cell>
          <table:table-cell office:value-type="float" office:value="1.14255814643781">
            <text:p>1.1425581464</text:p>
          </table:table-cell>
          <table:table-cell office:value-type="float" office:value="1.1628042416987">
            <text:p>1.1628042417</text:p>
          </table:table-cell>
          <table:table-cell office:value-type="float" office:value="7.79245164658521">
            <text:p>7.7924516466</text:p>
          </table:table-cell>
          <table:table-cell office:value-type="float" office:value="17.7417314875645">
            <text:p>17.7417314876</text:p>
          </table:table-cell>
          <table:table-cell office:value-type="float" office:value="15.623981772611">
            <text:p>15.62398177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74">
            <text:p>1674</text:p>
          </table:table-cell>
          <table:table-cell office:value-type="float" office:value="2784">
            <text:p>2784</text:p>
          </table:table-cell>
          <table:table-cell office:value-type="float" office:value="5390">
            <text:p>5390</text:p>
          </table:table-cell>
          <table:table-cell office:value-type="float" office:value="98.5">
            <text:p>98.5</text:p>
          </table:table-cell>
          <table:table-cell office:value-type="float" office:value="165.625">
            <text:p>165.625</text:p>
          </table:table-cell>
          <table:table-cell office:value-type="float" office:value="290">
            <text:p>290</text:p>
          </table:table-cell>
          <table:table-cell office:value-type="float" office:value="0.0588410991636798">
            <text:p>0.0588410992</text:p>
          </table:table-cell>
          <table:table-cell office:value-type="float" office:value="0.0594917385057471">
            <text:p>0.0594917385</text:p>
          </table:table-cell>
          <table:table-cell office:value-type="float" office:value="0.0538033395176252">
            <text:p>0.0538033395</text:p>
          </table:table-cell>
          <table:table-cell office:value-type="float" office:value="1.21272990597643">
            <text:p>1.212729906</text:p>
          </table:table-cell>
          <table:table-cell office:value-type="float" office:value="1.21515804799297">
            <text:p>1.215158048</text:p>
          </table:table-cell>
          <table:table-cell office:value-type="float" office:value="1.19398549502446">
            <text:p>1.193985495</text:p>
          </table:table-cell>
          <table:table-cell office:value-type="float" office:value="12.1232547681825">
            <text:p>12.1232547682</text:p>
          </table:table-cell>
          <table:table-cell office:value-type="float" office:value="11.9943859279087">
            <text:p>11.9943859279</text:p>
          </table:table-cell>
          <table:table-cell office:value-type="float" office:value="13.2265235560064">
            <text:p>13.22652355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700">
            <text:p>1700</text:p>
          </table:table-cell>
          <table:table-cell office:value-type="float" office:value="2960">
            <text:p>2960</text:p>
          </table:table-cell>
          <table:table-cell office:value-type="float" office:value="5452">
            <text:p>5452</text:p>
          </table:table-cell>
          <table:table-cell office:value-type="float" office:value="79.625">
            <text:p>79.625</text:p>
          </table:table-cell>
          <table:table-cell office:value-type="float" office:value="130.75">
            <text:p>130.75</text:p>
          </table:table-cell>
          <table:table-cell office:value-type="float" office:value="319.625">
            <text:p>319.625</text:p>
          </table:table-cell>
          <table:table-cell office:value-type="float" office:value="0.0468382352941176">
            <text:p>0.0468382353</text:p>
          </table:table-cell>
          <table:table-cell office:value-type="float" office:value="0.0441722972972973">
            <text:p>0.0441722973</text:p>
          </table:table-cell>
          <table:table-cell office:value-type="float" office:value="0.0586252751283933">
            <text:p>0.0586252751</text:p>
          </table:table-cell>
          <table:table-cell office:value-type="float" office:value="1.16823371128893">
            <text:p>1.1682337113</text:p>
          </table:table-cell>
          <table:table-cell office:value-type="float" office:value="1.15842737656364">
            <text:p>1.1584273766</text:p>
          </table:table-cell>
          <table:table-cell office:value-type="float" office:value="1.21192483180178">
            <text:p>1.2119248318</text:p>
          </table:table-cell>
          <table:table-cell office:value-type="float" office:value="15.1426763607204">
            <text:p>15.1426763607</text:p>
          </table:table-cell>
          <table:table-cell office:value-type="float" office:value="16.0359748531705">
            <text:p>16.0359748532</text:p>
          </table:table-cell>
          <table:table-cell office:value-type="float" office:value="12.1666335630085">
            <text:p>12.16663356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49">
            <text:p>1949</text:p>
          </table:table-cell>
          <table:table-cell office:value-type="float" office:value="3082">
            <text:p>3082</text:p>
          </table:table-cell>
          <table:table-cell office:value-type="float" office:value="5745">
            <text:p>5745</text:p>
          </table:table-cell>
          <table:table-cell office:value-type="float" office:value="117.25">
            <text:p>117.25</text:p>
          </table:table-cell>
          <table:table-cell office:value-type="float" office:value="274.5">
            <text:p>274.5</text:p>
          </table:table-cell>
          <table:table-cell office:value-type="float" office:value="384.5">
            <text:p>384.5</text:p>
          </table:table-cell>
          <table:table-cell office:value-type="float" office:value="0.060159055926116">
            <text:p>0.0601590559</text:p>
          </table:table-cell>
          <table:table-cell office:value-type="float" office:value="0.0890655418559377">
            <text:p>0.0890655419</text:p>
          </table:table-cell>
          <table:table-cell office:value-type="float" office:value="0.0669277632724108">
            <text:p>0.0669277633</text:p>
          </table:table-cell>
          <table:table-cell office:value-type="float" office:value="1.21765015528085">
            <text:p>1.2176501553</text:p>
          </table:table-cell>
          <table:table-cell office:value-type="float" office:value="1.32727743115812">
            <text:p>1.3272774312</text:p>
          </table:table-cell>
          <table:table-cell office:value-type="float" office:value="1.24302664942687">
            <text:p>1.2430266494</text:p>
          </table:table-cell>
          <table:table-cell office:value-type="float" office:value="11.8651085816784">
            <text:p>11.8651085817</text:p>
          </table:table-cell>
          <table:table-cell office:value-type="float" office:value="8.12408529251986">
            <text:p>8.1240852925</text:p>
          </table:table-cell>
          <table:table-cell office:value-type="float" office:value="10.6994782535845">
            <text:p>10.69947825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50">
            <text:p>50</text:p>
          </table:table-cell>
          <table:table-cell office:value-type="float" office:value="2008">
            <text:p>2008</text:p>
          </table:table-cell>
          <table:table-cell office:value-type="float" office:value="3229">
            <text:p>3229</text:p>
          </table:table-cell>
          <table:table-cell office:value-type="float" office:value="5596">
            <text:p>5596</text:p>
          </table:table-cell>
          <table:table-cell office:value-type="float" office:value="146.25">
            <text:p>146.25</text:p>
          </table:table-cell>
          <table:table-cell office:value-type="float" office:value="196.75">
            <text:p>196.75</text:p>
          </table:table-cell>
          <table:table-cell office:value-type="float" office:value="481.125">
            <text:p>481.125</text:p>
          </table:table-cell>
          <table:table-cell office:value-type="float" office:value="0.0728336653386454">
            <text:p>0.0728336653</text:p>
          </table:table-cell>
          <table:table-cell office:value-type="float" office:value="0.0609321771446268">
            <text:p>0.0609321771</text:p>
          </table:table-cell>
          <table:table-cell office:value-type="float" office:value="0.0859765904217298">
            <text:p>0.0859765904</text:p>
          </table:table-cell>
          <table:table-cell office:value-type="float" office:value="1.26531512458632">
            <text:p>1.2653151246</text:p>
          </table:table-cell>
          <table:table-cell office:value-type="float" office:value="1.2205395712209">
            <text:p>1.2205395712</text:p>
          </table:table-cell>
          <table:table-cell office:value-type="float" office:value="1.31540633571312">
            <text:p>1.3154063357</text:p>
          </table:table-cell>
          <table:table-cell office:value-type="float" office:value="9.85936458495182">
            <text:p>9.859364585</text:p>
          </table:table-cell>
          <table:table-cell office:value-type="float" office:value="11.7188738961305">
            <text:p>11.7188738961</text:p>
          </table:table-cell>
          <table:table-cell office:value-type="float" office:value="8.40385537904583">
            <text:p>8.40385537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98">
            <text:p>1798</text:p>
          </table:table-cell>
          <table:table-cell office:value-type="float" office:value="3384">
            <text:p>3384</text:p>
          </table:table-cell>
          <table:table-cell office:value-type="float" office:value="6731">
            <text:p>6731</text:p>
          </table:table-cell>
          <table:table-cell office:value-type="float" office:value="120.5">
            <text:p>120.5</text:p>
          </table:table-cell>
          <table:table-cell office:value-type="float" office:value="344.5">
            <text:p>344.5</text:p>
          </table:table-cell>
          <table:table-cell office:value-type="float" office:value="375.875">
            <text:p>375.875</text:p>
          </table:table-cell>
          <table:table-cell office:value-type="float" office:value="0.0670189098998888">
            <text:p>0.0670189099</text:p>
          </table:table-cell>
          <table:table-cell office:value-type="float" office:value="0.101802600472813">
            <text:p>0.1018026005</text:p>
          </table:table-cell>
          <table:table-cell office:value-type="float" office:value="0.0558423711187045">
            <text:p>0.0558423711</text:p>
          </table:table-cell>
          <table:table-cell office:value-type="float" office:value="1.24336959184658">
            <text:p>1.2433695918</text:p>
          </table:table-cell>
          <table:table-cell office:value-type="float" office:value="1.37662208980238">
            <text:p>1.3766220898</text:p>
          </table:table-cell>
          <table:table-cell office:value-type="float" office:value="1.2015603049233">
            <text:p>1.2015603049</text:p>
          </table:table-cell>
          <table:table-cell office:value-type="float" office:value="10.6853881404842">
            <text:p>10.6853881405</text:p>
          </table:table-cell>
          <table:table-cell office:value-type="float" office:value="7.14971202801739">
            <text:p>7.149712028</text:p>
          </table:table-cell>
          <table:table-cell office:value-type="float" office:value="12.7560021428154">
            <text:p>12.756002142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916">
            <text:p>1916</text:p>
          </table:table-cell>
          <table:table-cell office:value-type="float" office:value="3662">
            <text:p>3662</text:p>
          </table:table-cell>
          <table:table-cell office:value-type="float" office:value="6918">
            <text:p>6918</text:p>
          </table:table-cell>
          <table:table-cell office:value-type="float" office:value="131.875">
            <text:p>131.875</text:p>
          </table:table-cell>
          <table:table-cell office:value-type="float" office:value="268.75">
            <text:p>268.75</text:p>
          </table:table-cell>
          <table:table-cell office:value-type="float" office:value="317.125">
            <text:p>317.125</text:p>
          </table:table-cell>
          <table:table-cell office:value-type="float" office:value="0.0688282881002088">
            <text:p>0.0688282881</text:p>
          </table:table-cell>
          <table:table-cell office:value-type="float" office:value="0.0733888585472419">
            <text:p>0.0733888585</text:p>
          </table:table-cell>
          <table:table-cell office:value-type="float" office:value="0.0458405608557387">
            <text:p>0.0458405609</text:p>
          </table:table-cell>
          <table:table-cell office:value-type="float" office:value="1.25018418150663">
            <text:p>1.2501841815</text:p>
          </table:table-cell>
          <table:table-cell office:value-type="float" office:value="1.26741741705073">
            <text:p>1.2674174171</text:p>
          </table:table-cell>
          <table:table-cell office:value-type="float" office:value="1.16456062275344">
            <text:p>1.1645606228</text:p>
          </table:table-cell>
          <table:table-cell office:value-type="float" office:value="10.4134020153198">
            <text:p>10.4134020153</text:p>
          </table:table-cell>
          <table:table-cell office:value-type="float" office:value="9.78733888402795">
            <text:p>9.787338884</text:p>
          </table:table-cell>
          <table:table-cell office:value-type="float" office:value="15.4648115066233">
            <text:p>15.464811506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5">
            <text:p>45</text:p>
          </table:table-cell>
          <table:table-cell office:value-type="float" office:value="2255">
            <text:p>2255</text:p>
          </table:table-cell>
          <table:table-cell office:value-type="float" office:value="4058">
            <text:p>4058</text:p>
          </table:table-cell>
          <table:table-cell office:value-type="float" office:value="7583">
            <text:p>7583</text:p>
          </table:table-cell>
          <table:table-cell office:value-type="float" office:value="120">
            <text:p>120</text:p>
          </table:table-cell>
          <table:table-cell office:value-type="float" office:value="162.125">
            <text:p>162.125</text:p>
          </table:table-cell>
          <table:table-cell office:value-type="float" office:value="247.25">
            <text:p>247.25</text:p>
          </table:table-cell>
          <table:table-cell office:value-type="float" office:value="0.0532150776053215">
            <text:p>0.0532150776</text:p>
          </table:table-cell>
          <table:table-cell office:value-type="float" office:value="0.0399519467718088">
            <text:p>0.0399519468</text:p>
          </table:table-cell>
          <table:table-cell office:value-type="float" office:value="0.0326058288276408">
            <text:p>0.0326058288</text:p>
          </table:table-cell>
          <table:table-cell office:value-type="float" office:value="1.19180318680832">
            <text:p>1.1918031868</text:p>
          </table:table-cell>
          <table:table-cell office:value-type="float" office:value="1.14296028348101">
            <text:p>1.1429602835</text:p>
          </table:table-cell>
          <table:table-cell office:value-type="float" office:value="1.11620415544088">
            <text:p>1.1162041554</text:p>
          </table:table-cell>
          <table:table-cell office:value-type="float" office:value="13.3689696654816">
            <text:p>13.3689696655</text:p>
          </table:table-cell>
          <table:table-cell office:value-type="float" office:value="17.6938328674183">
            <text:p>17.6938328674</text:p>
          </table:table-cell>
          <table:table-cell office:value-type="float" office:value="21.6031027768275">
            <text:p>21.603102776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425">
            <text:p>2425</text:p>
          </table:table-cell>
          <table:table-cell office:value-type="float" office:value="4403">
            <text:p>4403</text:p>
          </table:table-cell>
          <table:table-cell office:value-type="float" office:value="9092">
            <text:p>9092</text:p>
          </table:table-cell>
          <table:table-cell office:value-type="float" office:value="180.625">
            <text:p>180.625</text:p>
          </table:table-cell>
          <table:table-cell office:value-type="float" office:value="213">
            <text:p>213</text:p>
          </table:table-cell>
          <table:table-cell office:value-type="float" office:value="355.875">
            <text:p>355.875</text:p>
          </table:table-cell>
          <table:table-cell office:value-type="float" office:value="0.0744845360824742">
            <text:p>0.0744845361</text:p>
          </table:table-cell>
          <table:table-cell office:value-type="float" office:value="0.0483761071996366">
            <text:p>0.0483761072</text:p>
          </table:table-cell>
          <table:table-cell office:value-type="float" office:value="0.0391415530136384">
            <text:p>0.039141553</text:p>
          </table:table-cell>
          <table:table-cell office:value-type="float" office:value="1.27156985067489">
            <text:p>1.2715698507</text:p>
          </table:table-cell>
          <table:table-cell office:value-type="float" office:value="1.1739032607844">
            <text:p>1.1739032608</text:p>
          </table:table-cell>
          <table:table-cell office:value-type="float" office:value="1.13999827544548">
            <text:p>1.1399982754</text:p>
          </table:table-cell>
          <table:table-cell office:value-type="float" office:value="9.64834487050991">
            <text:p>9.6483448705</text:p>
          </table:table-cell>
          <table:table-cell office:value-type="float" office:value="14.6721408072967">
            <text:p>14.6721408073</text:p>
          </table:table-cell>
          <table:table-cell office:value-type="float" office:value="18.0530855200174">
            <text:p>18.0530855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660">
            <text:p>2660</text:p>
          </table:table-cell>
          <table:table-cell office:value-type="float" office:value="4697">
            <text:p>4697</text:p>
          </table:table-cell>
          <table:table-cell office:value-type="float" office:value="10232">
            <text:p>10232</text:p>
          </table:table-cell>
          <table:table-cell office:value-type="float" office:value="272.875">
            <text:p>272.875</text:p>
          </table:table-cell>
          <table:table-cell office:value-type="float" office:value="208.75">
            <text:p>208.75</text:p>
          </table:table-cell>
          <table:table-cell office:value-type="float" office:value="483">
            <text:p>483</text:p>
          </table:table-cell>
          <table:table-cell office:value-type="float" office:value="0.102584586466165">
            <text:p>0.1025845865</text:p>
          </table:table-cell>
          <table:table-cell office:value-type="float" office:value="0.0444432616563764">
            <text:p>0.0444432617</text:p>
          </table:table-cell>
          <table:table-cell office:value-type="float" office:value="0.0472048475371384">
            <text:p>0.0472048475</text:p>
          </table:table-cell>
          <table:table-cell office:value-type="float" office:value="1.37967230349723">
            <text:p>1.3796723035</text:p>
          </table:table-cell>
          <table:table-cell office:value-type="float" office:value="1.15942281467037">
            <text:p>1.1594228147</text:p>
          </table:table-cell>
          <table:table-cell office:value-type="float" office:value="1.16958442973675">
            <text:p>1.1695844297</text:p>
          </table:table-cell>
          <table:table-cell office:value-type="float" office:value="7.09776914287982">
            <text:p>7.0977691429</text:p>
          </table:table-cell>
          <table:table-cell office:value-type="float" office:value="15.9402885570745">
            <text:p>15.9402885571</text:p>
          </table:table-cell>
          <table:table-cell office:value-type="float" office:value="15.027722989576">
            <text:p>15.027722989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682">
            <text:p>2682</text:p>
          </table:table-cell>
          <table:table-cell office:value-type="float" office:value="4682">
            <text:p>4682</text:p>
          </table:table-cell>
          <table:table-cell office:value-type="float" office:value="8407">
            <text:p>8407</text:p>
          </table:table-cell>
          <table:table-cell office:value-type="float" office:value="197.75">
            <text:p>197.75</text:p>
          </table:table-cell>
          <table:table-cell office:value-type="float" office:value="314.875">
            <text:p>314.875</text:p>
          </table:table-cell>
          <table:table-cell office:value-type="float" office:value="437.625">
            <text:p>437.625</text:p>
          </table:table-cell>
          <table:table-cell office:value-type="float" office:value="0.0737322893363162">
            <text:p>0.0737322893</text:p>
          </table:table-cell>
          <table:table-cell office:value-type="float" office:value="0.0672522426313541">
            <text:p>0.0672522426</text:p>
          </table:table-cell>
          <table:table-cell office:value-type="float" office:value="0.052054835256334">
            <text:p>0.0520548353</text:p>
          </table:table-cell>
          <table:table-cell office:value-type="float" office:value="1.26871845563902">
            <text:p>1.2687184556</text:p>
          </table:table-cell>
          <table:table-cell office:value-type="float" office:value="1.24424766292207">
            <text:p>1.2442476629</text:p>
          </table:table-cell>
          <table:table-cell office:value-type="float" office:value="1.18750294690935">
            <text:p>1.1875029469</text:p>
          </table:table-cell>
          <table:table-cell office:value-type="float" office:value="9.74332809349698">
            <text:p>9.7433280935</text:p>
          </table:table-cell>
          <table:table-cell office:value-type="float" office:value="10.6494918315592">
            <text:p>10.6494918316</text:p>
          </table:table-cell>
          <table:table-cell office:value-type="float" office:value="13.6593542887739">
            <text:p>13.659354288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780">
            <text:p>2780</text:p>
          </table:table-cell>
          <table:table-cell office:value-type="float" office:value="5060">
            <text:p>5060</text:p>
          </table:table-cell>
          <table:table-cell office:value-type="float" office:value="8490">
            <text:p>8490</text:p>
          </table:table-cell>
          <table:table-cell office:value-type="float" office:value="206.625">
            <text:p>206.625</text:p>
          </table:table-cell>
          <table:table-cell office:value-type="float" office:value="216.625">
            <text:p>216.625</text:p>
          </table:table-cell>
          <table:table-cell office:value-type="float" office:value="289.625">
            <text:p>289.625</text:p>
          </table:table-cell>
          <table:table-cell office:value-type="float" office:value="0.0743255395683453">
            <text:p>0.0743255396</text:p>
          </table:table-cell>
          <table:table-cell office:value-type="float" office:value="0.0428112648221344">
            <text:p>0.0428112648</text:p>
          </table:table-cell>
          <table:table-cell office:value-type="float" office:value="0.0341136631330978">
            <text:p>0.0341136631</text:p>
          </table:table-cell>
          <table:table-cell office:value-type="float" office:value="1.27096698872018">
            <text:p>1.2709669887</text:p>
          </table:table-cell>
          <table:table-cell office:value-type="float" office:value="1.15343172349299">
            <text:p>1.1534317235</text:p>
          </table:table-cell>
          <table:table-cell office:value-type="float" office:value="1.12167875531006">
            <text:p>1.1216787553</text:p>
          </table:table-cell>
          <table:table-cell office:value-type="float" office:value="9.66826055654144">
            <text:p>9.6682605565</text:p>
          </table:table-cell>
          <table:table-cell office:value-type="float" office:value="16.5349184808342">
            <text:p>16.5349184808</text:p>
          </table:table-cell>
          <table:table-cell office:value-type="float" office:value="20.6633915133857">
            <text:p>20.663391513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3112">
            <text:p>3112</text:p>
          </table:table-cell>
          <table:table-cell office:value-type="float" office:value="5668">
            <text:p>5668</text:p>
          </table:table-cell>
          <table:table-cell office:value-type="float" office:value="11593">
            <text:p>11593</text:p>
          </table:table-cell>
          <table:table-cell office:value-type="float" office:value="372.875">
            <text:p>372.875</text:p>
          </table:table-cell>
          <table:table-cell office:value-type="float" office:value="780.5">
            <text:p>780.5</text:p>
          </table:table-cell>
          <table:table-cell office:value-type="float" office:value="258.875">
            <text:p>258.875</text:p>
          </table:table-cell>
          <table:table-cell office:value-type="float" office:value="0.119818444730077">
            <text:p>0.1198184447</text:p>
          </table:table-cell>
          <table:table-cell office:value-type="float" office:value="0.137702893436838">
            <text:p>0.1377028934</text:p>
          </table:table-cell>
          <table:table-cell office:value-type="float" office:value="0.0223302855171224">
            <text:p>0.0223302855</text:p>
          </table:table-cell>
          <table:table-cell office:value-type="float" office:value="1.44750321756244">
            <text:p>1.4475032176</text:p>
          </table:table-cell>
          <table:table-cell office:value-type="float" office:value="1.51912581727625">
            <text:p>1.5191258173</text:p>
          </table:table-cell>
          <table:table-cell office:value-type="float" office:value="1.07913333694643">
            <text:p>1.0791333369</text:p>
          </table:table-cell>
          <table:table-cell office:value-type="float" office:value="6.12501717751149">
            <text:p>6.1250171775</text:p>
          </table:table-cell>
          <table:table-cell office:value-type="float" office:value="5.37276649407968">
            <text:p>5.3727664941</text:p>
          </table:table-cell>
          <table:table-cell office:value-type="float" office:value="31.3859749658742">
            <text:p>31.385974965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3246">
            <text:p>3246</text:p>
          </table:table-cell>
          <table:table-cell office:value-type="float" office:value="5908">
            <text:p>5908</text:p>
          </table:table-cell>
          <table:table-cell office:value-type="float" office:value="11012">
            <text:p>11012</text:p>
          </table:table-cell>
          <table:table-cell office:value-type="float" office:value="240.75">
            <text:p>240.75</text:p>
          </table:table-cell>
          <table:table-cell office:value-type="float" office:value="232.75">
            <text:p>232.75</text:p>
          </table:table-cell>
          <table:table-cell office:value-type="float" office:value="555.75">
            <text:p>555.75</text:p>
          </table:table-cell>
          <table:table-cell office:value-type="float" office:value="0.0741682070240296">
            <text:p>0.074168207</text:p>
          </table:table-cell>
          <table:table-cell office:value-type="float" office:value="0.0393957345971564">
            <text:p>0.0393957346</text:p>
          </table:table-cell>
          <table:table-cell office:value-type="float" office:value="0.0504676716309481">
            <text:p>0.0504676716</text:p>
          </table:table-cell>
          <table:table-cell office:value-type="float" office:value="1.2703705335331">
            <text:p>1.2703705335</text:p>
          </table:table-cell>
          <table:table-cell office:value-type="float" office:value="1.14092703794277">
            <text:p>1.1409270379</text:p>
          </table:table-cell>
          <table:table-cell office:value-type="float" office:value="1.18162894303282">
            <text:p>1.181628943</text:p>
          </table:table-cell>
          <table:table-cell office:value-type="float" office:value="9.68805183307752">
            <text:p>9.6880518331</text:p>
          </table:table-cell>
          <table:table-cell office:value-type="float" office:value="17.9388145333901">
            <text:p>17.9388145334</text:p>
          </table:table-cell>
          <table:table-cell office:value-type="float" office:value="14.0782088396128">
            <text:p>14.078208839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3372">
            <text:p>3372</text:p>
          </table:table-cell>
          <table:table-cell office:value-type="float" office:value="5768">
            <text:p>5768</text:p>
          </table:table-cell>
          <table:table-cell office:value-type="float" office:value="9941">
            <text:p>9941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  <table:table-cell office:value-type="float" office:value="376.75">
            <text:p>376.75</text:p>
          </table:table-cell>
          <table:table-cell office:value-type="float" office:value="0.0563463819691578">
            <text:p>0.056346382</text:p>
          </table:table-cell>
          <table:table-cell office:value-type="float" office:value="0.0442094313453537">
            <text:p>0.0442094313</text:p>
          </table:table-cell>
          <table:table-cell office:value-type="float" office:value="0.0378986017503269">
            <text:p>0.0378986018</text:p>
          </table:table-cell>
          <table:table-cell office:value-type="float" office:value="1.20343516982364">
            <text:p>1.2034351698</text:p>
          </table:table-cell>
          <table:table-cell office:value-type="float" office:value="1.1585637783957">
            <text:p>1.1585637784</text:p>
          </table:table-cell>
          <table:table-cell office:value-type="float" office:value="1.13546026199482">
            <text:p>1.135460262</text:p>
          </table:table-cell>
          <table:table-cell office:value-type="float" office:value="12.6449458275683">
            <text:p>12.6449458276</text:p>
          </table:table-cell>
          <table:table-cell office:value-type="float" office:value="16.0227922701928">
            <text:p>16.0227922702</text:p>
          </table:table-cell>
          <table:table-cell office:value-type="float" office:value="18.6339435655316">
            <text:p>18.633943565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832">
            <text:p>3832</text:p>
          </table:table-cell>
          <table:table-cell office:value-type="float" office:value="6348">
            <text:p>6348</text:p>
          </table:table-cell>
          <table:table-cell office:value-type="float" office:value="11567">
            <text:p>11567</text:p>
          </table:table-cell>
          <table:table-cell office:value-type="float" office:value="168">
            <text:p>168</text:p>
          </table:table-cell>
          <table:table-cell office:value-type="float" office:value="283.75">
            <text:p>283.75</text:p>
          </table:table-cell>
          <table:table-cell office:value-type="float" office:value="683.75">
            <text:p>683.75</text:p>
          </table:table-cell>
          <table:table-cell office:value-type="float" office:value="0.0438413361169102">
            <text:p>0.0438413361</text:p>
          </table:table-cell>
          <table:table-cell office:value-type="float" office:value="0.0446991178323882">
            <text:p>0.0446991178</text:p>
          </table:table-cell>
          <table:table-cell office:value-type="float" office:value="0.0591121293334486">
            <text:p>0.0591121293</text:p>
          </table:table-cell>
          <table:table-cell office:value-type="float" office:value="1.15721191940412">
            <text:p>1.1572119194</text:p>
          </table:table-cell>
          <table:table-cell office:value-type="float" office:value="1.16036301423795">
            <text:p>1.1603630142</text:p>
          </table:table-cell>
          <table:table-cell office:value-type="float" office:value="1.21374117058237">
            <text:p>1.2137411706</text:p>
          </table:table-cell>
          <table:table-cell office:value-type="float" office:value="16.1544523503659">
            <text:p>16.1544523504</text:p>
          </table:table-cell>
          <table:table-cell office:value-type="float" office:value="15.8510021583674">
            <text:p>15.8510021584</text:p>
          </table:table-cell>
          <table:table-cell office:value-type="float" office:value="12.0692285519699">
            <text:p>12.06922855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350">
            <text:p>4350</text:p>
          </table:table-cell>
          <table:table-cell office:value-type="float" office:value="7433">
            <text:p>7433</text:p>
          </table:table-cell>
          <table:table-cell office:value-type="float" office:value="14521">
            <text:p>14521</text:p>
          </table:table-cell>
          <table:table-cell office:value-type="float" office:value="46">
            <text:p>46</text:p>
          </table:table-cell>
          <table:table-cell office:value-type="float" office:value="316.375">
            <text:p>316.375</text:p>
          </table:table-cell>
          <table:table-cell office:value-type="float" office:value="567.25">
            <text:p>567.25</text:p>
          </table:table-cell>
          <table:table-cell office:value-type="float" office:value="0.0105747126436782">
            <text:p>0.0105747126</text:p>
          </table:table-cell>
          <table:table-cell office:value-type="float" office:value="0.0425635678729988">
            <text:p>0.0425635679</text:p>
          </table:table-cell>
          <table:table-cell office:value-type="float" office:value="0.0390641140417327">
            <text:p>0.039064114</text:p>
          </table:table-cell>
          <table:table-cell office:value-type="float" office:value="1.03723067036597">
            <text:p>1.0372306704</text:p>
          </table:table-cell>
          <table:table-cell office:value-type="float" office:value="1.15252333588325">
            <text:p>1.1525233359</text:p>
          </table:table-cell>
          <table:table-cell office:value-type="float" office:value="1.13971536895756">
            <text:p>1.139715369</text:p>
          </table:table-cell>
          <table:table-cell office:value-type="float" office:value="0">
            <text:p>0</text:p>
          </table:table-cell>
          <table:table-cell office:value-type="float" office:value="16.6291537058396">
            <text:p>16.6291537058</text:p>
          </table:table-cell>
          <table:table-cell office:value-type="float" office:value="18.0881948268493">
            <text:p>18.088194826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282">
            <text:p>4282</text:p>
          </table:table-cell>
          <table:table-cell office:value-type="float" office:value="6580">
            <text:p>6580</text:p>
          </table:table-cell>
          <table:table-cell office:value-type="float" office:value="12188">
            <text:p>12188</text:p>
          </table:table-cell>
          <table:table-cell office:value-type="float" office:value="179">
            <text:p>179</text:p>
          </table:table-cell>
          <table:table-cell office:value-type="float" office:value="481.125">
            <text:p>481.125</text:p>
          </table:table-cell>
          <table:table-cell office:value-type="float" office:value="487.5">
            <text:p>487.5</text:p>
          </table:table-cell>
          <table:table-cell office:value-type="float" office:value="0.041802895843064">
            <text:p>0.0418028958</text:p>
          </table:table-cell>
          <table:table-cell office:value-type="float" office:value="0.0731193009118541">
            <text:p>0.0731193009</text:p>
          </table:table-cell>
          <table:table-cell office:value-type="float" office:value="0.0399983590416803">
            <text:p>0.039998359</text:p>
          </table:table-cell>
          <table:table-cell office:value-type="float" office:value="1.14973520036842">
            <text:p>1.1497352004</text:p>
          </table:table-cell>
          <table:table-cell office:value-type="float" office:value="1.26639656023653">
            <text:p>1.2663965602</text:p>
          </table:table-cell>
          <table:table-cell office:value-type="float" office:value="1.14312999934889">
            <text:p>1.1431299993</text:p>
          </table:table-cell>
          <table:table-cell office:value-type="float" office:value="16.9255278366675">
            <text:p>16.9255278367</text:p>
          </table:table-cell>
          <table:table-cell office:value-type="float" office:value="9.8221722790163">
            <text:p>9.822172279</text:p>
          </table:table-cell>
          <table:table-cell office:value-type="float" office:value="17.6736986964478">
            <text:p>17.673698696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252">
            <text:p>4252</text:p>
          </table:table-cell>
          <table:table-cell office:value-type="float" office:value="6988">
            <text:p>6988</text:p>
          </table:table-cell>
          <table:table-cell office:value-type="float" office:value="12993">
            <text:p>12993</text:p>
          </table:table-cell>
          <table:table-cell office:value-type="float" office:value="173.75">
            <text:p>173.75</text:p>
          </table:table-cell>
          <table:table-cell office:value-type="float" office:value="517.875">
            <text:p>517.875</text:p>
          </table:table-cell>
          <table:table-cell office:value-type="float" office:value="831">
            <text:p>831</text:p>
          </table:table-cell>
          <table:table-cell office:value-type="float" office:value="0.0408631232361242">
            <text:p>0.0408631232</text:p>
          </table:table-cell>
          <table:table-cell office:value-type="float" office:value="0.0741091871780195">
            <text:p>0.0741091872</text:p>
          </table:table-cell>
          <table:table-cell office:value-type="float" office:value="0.0639575155853152">
            <text:p>0.0639575156</text:p>
          </table:table-cell>
          <table:table-cell office:value-type="float" office:value="1.14629372921403">
            <text:p>1.1462937292</text:p>
          </table:table-cell>
          <table:table-cell office:value-type="float" office:value="1.27014681150647">
            <text:p>1.2701468115</text:p>
          </table:table-cell>
          <table:table-cell office:value-type="float" office:value="1.2318688095963">
            <text:p>1.2318688096</text:p>
          </table:table-cell>
          <table:table-cell office:value-type="float" office:value="17.3069181656601">
            <text:p>17.3069181657</text:p>
          </table:table-cell>
          <table:table-cell office:value-type="float" office:value="9.6954977607341">
            <text:p>9.6954977607</text:p>
          </table:table-cell>
          <table:table-cell office:value-type="float" office:value="11.1806117347646">
            <text:p>11.180611734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407">
            <text:p>4407</text:p>
          </table:table-cell>
          <table:table-cell office:value-type="float" office:value="7620">
            <text:p>7620</text:p>
          </table:table-cell>
          <table:table-cell office:value-type="float" office:value="18210">
            <text:p>18210</text:p>
          </table:table-cell>
          <table:table-cell office:value-type="float" office:value="216.25">
            <text:p>216.25</text:p>
          </table:table-cell>
          <table:table-cell office:value-type="float" office:value="419.375">
            <text:p>419.375</text:p>
          </table:table-cell>
          <table:table-cell office:value-type="float" office:value="872.875">
            <text:p>872.875</text:p>
          </table:table-cell>
          <table:table-cell office:value-type="float" office:value="0.0490696619015203">
            <text:p>0.0490696619</text:p>
          </table:table-cell>
          <table:table-cell office:value-type="float" office:value="0.0550360892388451">
            <text:p>0.0550360892</text:p>
          </table:table-cell>
          <table:table-cell office:value-type="float" office:value="0.0479338275672707">
            <text:p>0.0479338276</text:p>
          </table:table-cell>
          <table:table-cell office:value-type="float" office:value="1.17646316682481">
            <text:p>1.1764631668</text:p>
          </table:table-cell>
          <table:table-cell office:value-type="float" office:value="1.19856309572862">
            <text:p>1.1985630957</text:p>
          </table:table-cell>
          <table:table-cell office:value-type="float" office:value="1.17227179406294">
            <text:p>1.1722717941</text:p>
          </table:table-cell>
          <table:table-cell office:value-type="float" office:value="14.4695852793149">
            <text:p>14.4695852793</text:p>
          </table:table-cell>
          <table:table-cell office:value-type="float" office:value="12.937891086791">
            <text:p>12.9378910868</text:p>
          </table:table-cell>
          <table:table-cell office:value-type="float" office:value="14.8043706325374">
            <text:p>14.804370632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4620">
            <text:p>4620</text:p>
          </table:table-cell>
          <table:table-cell office:value-type="float" office:value="8191">
            <text:p>8191</text:p>
          </table:table-cell>
          <table:table-cell office:value-type="float" office:value="16042">
            <text:p>16042</text:p>
          </table:table-cell>
          <table:table-cell office:value-type="float" office:value="171.5">
            <text:p>171.5</text:p>
          </table:table-cell>
          <table:table-cell office:value-type="float" office:value="306.5">
            <text:p>306.5</text:p>
          </table:table-cell>
          <table:table-cell office:value-type="float" office:value="490.875">
            <text:p>490.875</text:p>
          </table:table-cell>
          <table:table-cell office:value-type="float" office:value="0.0371212121212121">
            <text:p>0.0371212121</text:p>
          </table:table-cell>
          <table:table-cell office:value-type="float" office:value="0.0374191185447442">
            <text:p>0.0374191185</text:p>
          </table:table-cell>
          <table:table-cell office:value-type="float" office:value="0.0305993641690562">
            <text:p>0.0305993642</text:p>
          </table:table-cell>
          <table:table-cell office:value-type="float" office:value="1.13262509182736">
            <text:p>1.1326250918</text:p>
          </table:table-cell>
          <table:table-cell office:value-type="float" office:value="1.13371128815463">
            <text:p>1.1337112882</text:p>
          </table:table-cell>
          <table:table-cell office:value-type="float" office:value="1.1089329639233">
            <text:p>1.1089329639</text:p>
          </table:table-cell>
          <table:table-cell office:value-type="float" office:value="19.0170045637236">
            <text:p>19.0170045637</text:p>
          </table:table-cell>
          <table:table-cell office:value-type="float" office:value="18.8683295162368">
            <text:p>18.8683295162</text:p>
          </table:table-cell>
          <table:table-cell office:value-type="float" office:value="22.9971719647111">
            <text:p>22.997171964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89">
            <text:p>89</text:p>
          </table:table-cell>
          <table:table-cell office:value-type="float" office:value="4576">
            <text:p>4576</text:p>
          </table:table-cell>
          <table:table-cell office:value-type="float" office:value="7991">
            <text:p>7991</text:p>
          </table:table-cell>
          <table:table-cell office:value-type="float" office:value="15340">
            <text:p>15340</text:p>
          </table:table-cell>
          <table:table-cell office:value-type="float" office:value="182.25">
            <text:p>182.25</text:p>
          </table:table-cell>
          <table:table-cell office:value-type="float" office:value="304.375">
            <text:p>304.375</text:p>
          </table:table-cell>
          <table:table-cell office:value-type="float" office:value="724.25">
            <text:p>724.25</text:p>
          </table:table-cell>
          <table:table-cell office:value-type="float" office:value="0.0398273601398601">
            <text:p>0.0398273601</text:p>
          </table:table-cell>
          <table:table-cell office:value-type="float" office:value="0.0380897259416844">
            <text:p>0.0380897259</text:p>
          </table:table-cell>
          <table:table-cell office:value-type="float" office:value="0.0472131681877445">
            <text:p>0.0472131682</text:p>
          </table:table-cell>
          <table:table-cell office:value-type="float" office:value="1.1425047489763">
            <text:p>1.142504749</text:p>
          </table:table-cell>
          <table:table-cell office:value-type="float" office:value="1.13615766215163">
            <text:p>1.1361576622</text:p>
          </table:table-cell>
          <table:table-cell office:value-type="float" office:value="1.16961509182774">
            <text:p>1.1696150918</text:p>
          </table:table-cell>
          <table:table-cell office:value-type="float" office:value="17.7481119887596">
            <text:p>17.7481119888</text:p>
          </table:table-cell>
          <table:table-cell office:value-type="float" office:value="18.5421609537478">
            <text:p>18.5421609537</text:p>
          </table:table-cell>
          <table:table-cell office:value-type="float" office:value="15.0251347169979">
            <text:p>15.02513471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5021">
            <text:p>5021</text:p>
          </table:table-cell>
          <table:table-cell office:value-type="float" office:value="8963">
            <text:p>8963</text:p>
          </table:table-cell>
          <table:table-cell office:value-type="float" office:value="17050">
            <text:p>17050</text:p>
          </table:table-cell>
          <table:table-cell office:value-type="float" office:value="245.75">
            <text:p>245.75</text:p>
          </table:table-cell>
          <table:table-cell office:value-type="float" office:value="491.375">
            <text:p>491.375</text:p>
          </table:table-cell>
          <table:table-cell office:value-type="float" office:value="763.375">
            <text:p>763.375</text:p>
          </table:table-cell>
          <table:table-cell office:value-type="float" office:value="0.0489444333798048">
            <text:p>0.0489444334</text:p>
          </table:table-cell>
          <table:table-cell office:value-type="float" office:value="0.0548226040388263">
            <text:p>0.054822604</text:p>
          </table:table-cell>
          <table:table-cell office:value-type="float" office:value="0.0447727272727273">
            <text:p>0.0447727273</text:p>
          </table:table-cell>
          <table:table-cell office:value-type="float" office:value="1.1760008096447">
            <text:p>1.1760008096</text:p>
          </table:table-cell>
          <table:table-cell office:value-type="float" office:value="1.19776992924654">
            <text:p>1.1977699292</text:p>
          </table:table-cell>
          <table:table-cell office:value-type="float" office:value="1.16063355578512">
            <text:p>1.1606335558</text:p>
          </table:table-cell>
          <table:table-cell office:value-type="float" office:value="14.5057341876115">
            <text:p>14.5057341876</text:p>
          </table:table-cell>
          <table:table-cell office:value-type="float" office:value="12.9869467883587">
            <text:p>12.9869467884</text:p>
          </table:table-cell>
          <table:table-cell office:value-type="float" office:value="15.8255035903815">
            <text:p>15.825503590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97">
            <text:p>97</text:p>
          </table:table-cell>
          <table:table-cell office:value-type="float" office:value="5818">
            <text:p>5818</text:p>
          </table:table-cell>
          <table:table-cell office:value-type="float" office:value="9827">
            <text:p>9827</text:p>
          </table:table-cell>
          <table:table-cell office:value-type="float" office:value="18712">
            <text:p>18712</text:p>
          </table:table-cell>
          <table:table-cell office:value-type="float" office:value="329.625">
            <text:p>329.625</text:p>
          </table:table-cell>
          <table:table-cell office:value-type="float" office:value="535.125">
            <text:p>535.125</text:p>
          </table:table-cell>
          <table:table-cell office:value-type="float" office:value="545.25">
            <text:p>545.25</text:p>
          </table:table-cell>
          <table:table-cell office:value-type="float" office:value="0.0566560673771055">
            <text:p>0.0566560674</text:p>
          </table:table-cell>
          <table:table-cell office:value-type="float" office:value="0.0544545639564465">
            <text:p>0.054454564</text:p>
          </table:table-cell>
          <table:table-cell office:value-type="float" office:value="0.0291390551517743">
            <text:p>0.0291390552</text:p>
          </table:table-cell>
          <table:table-cell office:value-type="float" office:value="1.20458765936232">
            <text:p>1.2045876594</text:p>
          </table:table-cell>
          <table:table-cell office:value-type="float" office:value="1.19640296093751">
            <text:p>1.1964029609</text:p>
          </table:table-cell>
          <table:table-cell office:value-type="float" office:value="1.10365089872008">
            <text:p>1.1036508987</text:p>
          </table:table-cell>
          <table:table-cell office:value-type="float" office:value="12.5776879638419">
            <text:p>12.5776879638</text:p>
          </table:table-cell>
          <table:table-cell office:value-type="float" office:value="13.0724198093553">
            <text:p>13.0724198094</text:p>
          </table:table-cell>
          <table:table-cell office:value-type="float" office:value="24.1324799467859">
            <text:p>24.132479946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5722">
            <text:p>5722</text:p>
          </table:table-cell>
          <table:table-cell office:value-type="float" office:value="10136">
            <text:p>10136</text:p>
          </table:table-cell>
          <table:table-cell office:value-type="float" office:value="18386">
            <text:p>18386</text:p>
          </table:table-cell>
          <table:table-cell office:value-type="float" office:value="391.75">
            <text:p>391.75</text:p>
          </table:table-cell>
          <table:table-cell office:value-type="float" office:value="248">
            <text:p>248</text:p>
          </table:table-cell>
          <table:table-cell office:value-type="float" office:value="341.25">
            <text:p>341.25</text:p>
          </table:table-cell>
          <table:table-cell office:value-type="float" office:value="0.0684638238378189">
            <text:p>0.0684638238</text:p>
          </table:table-cell>
          <table:table-cell office:value-type="float" office:value="0.0244672454617206">
            <text:p>0.0244672455</text:p>
          </table:table-cell>
          <table:table-cell office:value-type="float" office:value="0.0185603176329816">
            <text:p>0.0185603176</text:p>
          </table:table-cell>
          <table:table-cell office:value-type="float" office:value="1.24881048197438">
            <text:p>1.248810482</text:p>
          </table:table-cell>
          <table:table-cell office:value-type="float" office:value="1.08680870547297">
            <text:p>1.0868087055</text:p>
          </table:table-cell>
          <table:table-cell office:value-type="float" office:value="1.06563630308108">
            <text:p>1.0656363031</text:p>
          </table:table-cell>
          <table:table-cell office:value-type="float" office:value="10.4670325113575">
            <text:p>10.4670325114</text:p>
          </table:table-cell>
          <table:table-cell office:value-type="float" office:value="28.6747733900738">
            <text:p>28.67477339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5868">
            <text:p>5868</text:p>
          </table:table-cell>
          <table:table-cell office:value-type="float" office:value="10318">
            <text:p>10318</text:p>
          </table:table-cell>
          <table:table-cell office:value-type="float" office:value="17463">
            <text:p>17463</text:p>
          </table:table-cell>
          <table:table-cell office:value-type="float" office:value="431.5">
            <text:p>431.5</text:p>
          </table:table-cell>
          <table:table-cell office:value-type="float" office:value="230.5">
            <text:p>230.5</text:p>
          </table:table-cell>
          <table:table-cell office:value-type="float" office:value="358.125">
            <text:p>358.125</text:p>
          </table:table-cell>
          <table:table-cell office:value-type="float" office:value="0.0735344239945467">
            <text:p>0.073534424</text:p>
          </table:table-cell>
          <table:table-cell office:value-type="float" office:value="0.0223396006978097">
            <text:p>0.0223396007</text:p>
          </table:table-cell>
          <table:table-cell office:value-type="float" office:value="0.0205076447345817">
            <text:p>0.0205076447</text:p>
          </table:table-cell>
          <table:table-cell office:value-type="float" office:value="1.26796881454484">
            <text:p>1.2679688145</text:p>
          </table:table-cell>
          <table:table-cell office:value-type="float" office:value="1.07916675565064">
            <text:p>1.0791667557</text:p>
          </table:table-cell>
          <table:table-cell office:value-type="float" office:value="1.07260106101645">
            <text:p>1.072601061</text:p>
          </table:table-cell>
          <table:table-cell office:value-type="float" office:value="9.7686344404831">
            <text:p>9.7686344405</text:p>
          </table:table-cell>
          <table:table-cell office:value-type="float" office:value="31.3730310786347">
            <text:p>31.3730310786</text:p>
          </table:table-cell>
          <table:table-cell office:value-type="float" office:value="34.1448543160719">
            <text:p>34.144854316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6456">
            <text:p>6456</text:p>
          </table:table-cell>
          <table:table-cell office:value-type="float" office:value="11057">
            <text:p>11057</text:p>
          </table:table-cell>
          <table:table-cell office:value-type="float" office:value="17724">
            <text:p>17724</text:p>
          </table:table-cell>
          <table:table-cell office:value-type="float" office:value="486.625">
            <text:p>486.625</text:p>
          </table:table-cell>
          <table:table-cell office:value-type="float" office:value="810.625">
            <text:p>810.625</text:p>
          </table:table-cell>
          <table:table-cell office:value-type="float" office:value="415.375">
            <text:p>415.375</text:p>
          </table:table-cell>
          <table:table-cell office:value-type="float" office:value="0.0753756195786865">
            <text:p>0.0753756196</text:p>
          </table:table-cell>
          <table:table-cell office:value-type="float" office:value="0.0733132857013657">
            <text:p>0.0733132857</text:p>
          </table:table-cell>
          <table:table-cell office:value-type="float" office:value="0.0234357368539833">
            <text:p>0.0234357369</text:p>
          </table:table-cell>
          <table:table-cell office:value-type="float" office:value="1.27495037721807">
            <text:p>1.2749503772</text:p>
          </table:table-cell>
          <table:table-cell office:value-type="float" office:value="1.26713118216103">
            <text:p>1.2671311822</text:p>
          </table:table-cell>
          <table:table-cell office:value-type="float" office:value="1.08310157716224">
            <text:p>1.0831015772</text:p>
          </table:table-cell>
          <table:table-cell office:value-type="float" office:value="9.53828328017158">
            <text:p>9.5382832802</text:p>
          </table:table-cell>
          <table:table-cell office:value-type="float" office:value="9.79707890188825">
            <text:p>9.7970789019</text:p>
          </table:table-cell>
          <table:table-cell office:value-type="float" office:value="29.9217401922108">
            <text:p>29.921740192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6864">
            <text:p>6864</text:p>
          </table:table-cell>
          <table:table-cell office:value-type="float" office:value="12053">
            <text:p>12053</text:p>
          </table:table-cell>
          <table:table-cell office:value-type="float" office:value="18009">
            <text:p>18009</text:p>
          </table:table-cell>
          <table:table-cell office:value-type="float" office:value="469.25">
            <text:p>469.25</text:p>
          </table:table-cell>
          <table:table-cell office:value-type="float" office:value="66.75">
            <text:p>66.75</text:p>
          </table:table-cell>
          <table:table-cell office:value-type="float" office:value="558.5">
            <text:p>558.5</text:p>
          </table:table-cell>
          <table:table-cell office:value-type="float" office:value="0.0683639277389277">
            <text:p>0.0683639277</text:p>
          </table:table-cell>
          <table:table-cell office:value-type="float" office:value="0.00553804032191156">
            <text:p>0.0055380403</text:p>
          </table:table-cell>
          <table:table-cell office:value-type="float" office:value="0.0310122716419568">
            <text:p>0.0310122716</text:p>
          </table:table-cell>
          <table:table-cell office:value-type="float" office:value="1.2484340552534">
            <text:p>1.2484340553</text:p>
          </table:table-cell>
          <table:table-cell office:value-type="float" office:value="1.01944325411228">
            <text:p>1.0194432541</text:p>
          </table:table-cell>
          <table:table-cell office:value-type="float" office:value="1.11042800229194">
            <text:p>1.1104280023</text:p>
          </table:table-cell>
          <table:table-cell office:value-type="float" office:value="10.4818319183131">
            <text:p>10.4818319183</text:p>
          </table:table-cell>
          <table:table-cell office:value-type="float" office:value="0">
            <text:p>0</text:p>
          </table:table-cell>
          <table:table-cell office:value-type="float" office:value="22.6955482134063">
            <text:p>22.695548213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693">
            <text:p>7693</text:p>
          </table:table-cell>
          <table:table-cell office:value-type="float" office:value="12362">
            <text:p>12362</text:p>
          </table:table-cell>
          <table:table-cell office:value-type="float" office:value="18106">
            <text:p>18106</text:p>
          </table:table-cell>
          <table:table-cell office:value-type="float" office:value="504.75">
            <text:p>504.75</text:p>
          </table:table-cell>
          <table:table-cell office:value-type="float" office:value="158.125">
            <text:p>158.125</text:p>
          </table:table-cell>
          <table:table-cell office:value-type="float" office:value="359.375">
            <text:p>359.375</text:p>
          </table:table-cell>
          <table:table-cell office:value-type="float" office:value="0.0656115949564539">
            <text:p>0.065611595</text:p>
          </table:table-cell>
          <table:table-cell office:value-type="float" office:value="0.0127912150137518">
            <text:p>0.012791215</text:p>
          </table:table-cell>
          <table:table-cell office:value-type="float" office:value="0.0198483927979675">
            <text:p>0.0198483928</text:p>
          </table:table-cell>
          <table:table-cell office:value-type="float" office:value="1.23807814987734">
            <text:p>1.2380781499</text:p>
          </table:table-cell>
          <table:table-cell office:value-type="float" office:value="1.04508993830393">
            <text:p>1.0450899383</text:p>
          </table:table-cell>
          <table:table-cell office:value-type="float" office:value="1.07024153383834">
            <text:p>1.0702415338</text:p>
          </table:table-cell>
          <table:table-cell office:value-type="float" office:value="10.9073038221285">
            <text:p>10.90730382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224">
            <text:p>224</text:p>
          </table:table-cell>
          <table:table-cell office:value-type="float" office:value="8128">
            <text:p>8128</text:p>
          </table:table-cell>
          <table:table-cell office:value-type="float" office:value="11961">
            <text:p>11961</text:p>
          </table:table-cell>
          <table:table-cell office:value-type="float" office:value="17937">
            <text:p>17937</text:p>
          </table:table-cell>
          <table:table-cell office:value-type="float" office:value="395.5">
            <text:p>395.5</text:p>
          </table:table-cell>
          <table:table-cell office:value-type="float" office:value="163.375">
            <text:p>163.375</text:p>
          </table:table-cell>
          <table:table-cell office:value-type="float" office:value="297.5">
            <text:p>297.5</text:p>
          </table:table-cell>
          <table:table-cell office:value-type="float" office:value="0.0486589566929134">
            <text:p>0.0486589567</text:p>
          </table:table-cell>
          <table:table-cell office:value-type="float" office:value="0.0136589750020901">
            <text:p>0.013658975</text:p>
          </table:table-cell>
          <table:table-cell office:value-type="float" office:value="0.0165858281763952">
            <text:p>0.0165858282</text:p>
          </table:table-cell>
          <table:table-cell office:value-type="float" office:value="1.17494702879542">
            <text:p>1.1749470288</text:p>
          </table:table-cell>
          <table:table-cell office:value-type="float" office:value="1.04817208499961">
            <text:p>1.048172085</text:p>
          </table:table-cell>
          <table:table-cell office:value-type="float" office:value="1.05858957442212">
            <text:p>1.0585895744</text:p>
          </table:table-cell>
          <table:table-cell office:value-type="float" office:value="14.5888363214891">
            <text:p>14.58883632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914">
            <text:p>8914</text:p>
          </table:table-cell>
          <table:table-cell office:value-type="float" office:value="12544">
            <text:p>12544</text:p>
          </table:table-cell>
          <table:table-cell office:value-type="float" office:value="20250">
            <text:p>20250</text:p>
          </table:table-cell>
          <table:table-cell office:value-type="float" office:value="372.375">
            <text:p>372.375</text:p>
          </table:table-cell>
          <table:table-cell office:value-type="float" office:value="260">
            <text:p>260</text:p>
          </table:table-cell>
          <table:table-cell office:value-type="float" office:value="249.25">
            <text:p>249.25</text:p>
          </table:table-cell>
          <table:table-cell office:value-type="float" office:value="0.0417741754543415">
            <text:p>0.0417741755</text:p>
          </table:table-cell>
          <table:table-cell office:value-type="float" office:value="0.0207270408163265">
            <text:p>0.0207270408</text:p>
          </table:table-cell>
          <table:table-cell office:value-type="float" office:value="0.0123086419753086">
            <text:p>0.012308642</text:p>
          </table:table-cell>
          <table:table-cell office:value-type="float" office:value="1.14962997429058">
            <text:p>1.1496299743</text:p>
          </table:table-cell>
          <table:table-cell office:value-type="float" office:value="1.07338667889031">
            <text:p>1.0733866789</text:p>
          </table:table-cell>
          <table:table-cell office:value-type="float" office:value="1.04337719214144">
            <text:p>1.0433771921</text:p>
          </table:table-cell>
          <table:table-cell office:value-type="float" office:value="16.9369293415045">
            <text:p>16.9369293415</text:p>
          </table:table-cell>
          <table:table-cell office:value-type="float" office:value="33.7870741078924">
            <text:p>33.7870741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83">
            <text:p>283</text:p>
          </table:table-cell>
          <table:table-cell office:value-type="float" office:value="9554">
            <text:p>9554</text:p>
          </table:table-cell>
          <table:table-cell office:value-type="float" office:value="12566">
            <text:p>12566</text:p>
          </table:table-cell>
          <table:table-cell office:value-type="float" office:value="20324">
            <text:p>20324</text:p>
          </table:table-cell>
          <table:table-cell office:value-type="float" office:value="144">
            <text:p>144</text:p>
          </table:table-cell>
          <table:table-cell office:value-type="float" office:value="356.5">
            <text:p>356.5</text:p>
          </table:table-cell>
          <table:table-cell office:value-type="float" office:value="228.625">
            <text:p>228.625</text:p>
          </table:table-cell>
          <table:table-cell office:value-type="float" office:value="0.0150722210592422">
            <text:p>0.0150722211</text:p>
          </table:table-cell>
          <table:table-cell office:value-type="float" office:value="0.0283702053159319">
            <text:p>0.0283702053</text:p>
          </table:table-cell>
          <table:table-cell office:value-type="float" office:value="0.0112490159417438">
            <text:p>0.0112490159</text:p>
          </table:table-cell>
          <table:table-cell office:value-type="float" office:value="1.05319803052876">
            <text:p>1.0531980305</text:p>
          </table:table-cell>
          <table:table-cell office:value-type="float" office:value="1.10087326096311">
            <text:p>1.100873261</text:p>
          </table:table-cell>
          <table:table-cell office:value-type="float" office:value="1.03961957490103">
            <text:p>1.0396195749</text:p>
          </table:table-cell>
          <table:table-cell office:value-type="float" office:value="0">
            <text:p>0</text:p>
          </table:table-cell>
          <table:table-cell office:value-type="float" office:value="24.7771806188685">
            <text:p>24.7771806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86">
            <text:p>286</text:p>
          </table:table-cell>
          <table:table-cell office:value-type="float" office:value="9436">
            <text:p>9436</text:p>
          </table:table-cell>
          <table:table-cell office:value-type="float" office:value="12760">
            <text:p>12760</text:p>
          </table:table-cell>
          <table:table-cell office:value-type="float" office:value="19872">
            <text:p>19872</text:p>
          </table:table-cell>
          <table:table-cell office:value-type="float" office:value="48.75">
            <text:p>48.75</text:p>
          </table:table-cell>
          <table:table-cell office:value-type="float" office:value="201.5">
            <text:p>201.5</text:p>
          </table:table-cell>
          <table:table-cell office:value-type="float" office:value="191.5">
            <text:p>191.5</text:p>
          </table:table-cell>
          <table:table-cell office:value-type="float" office:value="0.00516638406104281">
            <text:p>0.0051663841</text:p>
          </table:table-cell>
          <table:table-cell office:value-type="float" office:value="0.0157915360501567">
            <text:p>0.0157915361</text:p>
          </table:table-cell>
          <table:table-cell office:value-type="float" office:value="0.00963667471819646">
            <text:p>0.0096366747</text:p>
          </table:table-cell>
          <table:table-cell office:value-type="float" office:value="1.01813465960121">
            <text:p>1.0181346596</text:p>
          </table:table-cell>
          <table:table-cell office:value-type="float" office:value="1.05575914649276">
            <text:p>1.0557591465</text:p>
          </table:table-cell>
          <table:table-cell office:value-type="float" office:value="1.03391037789295">
            <text:p>1.03391037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66">
            <text:p>266</text:p>
          </table:table-cell>
          <table:table-cell office:value-type="float" office:value="9025">
            <text:p>9025</text:p>
          </table:table-cell>
          <table:table-cell office:value-type="float" office:value="12450">
            <text:p>12450</text:p>
          </table:table-cell>
          <table:table-cell office:value-type="float" office:value="19843">
            <text:p>19843</text:p>
          </table:table-cell>
          <table:table-cell office:value-type="float" office:value="152.625">
            <text:p>152.625</text:p>
          </table:table-cell>
          <table:table-cell office:value-type="float" office:value="274.75">
            <text:p>274.75</text:p>
          </table:table-cell>
          <table:table-cell office:value-type="float" office:value="258.125">
            <text:p>258.125</text:p>
          </table:table-cell>
          <table:table-cell office:value-type="float" office:value="0.0169113573407202">
            <text:p>0.0169113573</text:p>
          </table:table-cell>
          <table:table-cell office:value-type="float" office:value="0.0220682730923695">
            <text:p>0.0220682731</text:p>
          </table:table-cell>
          <table:table-cell office:value-type="float" office:value="0.0130083656705135">
            <text:p>0.0130083657</text:p>
          </table:table-cell>
          <table:table-cell office:value-type="float" office:value="1.05975029894645">
            <text:p>1.0597502989</text:p>
          </table:table-cell>
          <table:table-cell office:value-type="float" office:value="1.07819349283076">
            <text:p>1.0781934928</text:p>
          </table:table-cell>
          <table:table-cell office:value-type="float" office:value="1.04586094629854">
            <text:p>1.0458609463</text:p>
          </table:table-cell>
          <table:table-cell office:value-type="float" office:value="0">
            <text:p>0</text:p>
          </table:table-cell>
          <table:table-cell office:value-type="float" office:value="31.7545298477252">
            <text:p>31.7545298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9435">
            <text:p>9435</text:p>
          </table:table-cell>
          <table:table-cell office:value-type="float" office:value="13786">
            <text:p>13786</text:p>
          </table:table-cell>
          <table:table-cell office:value-type="float" office:value="19718">
            <text:p>19718</text:p>
          </table:table-cell>
          <table:table-cell office:value-type="float" office:value="204.5">
            <text:p>204.5</text:p>
          </table:table-cell>
          <table:table-cell office:value-type="float" office:value="176">
            <text:p>176</text:p>
          </table:table-cell>
          <table:table-cell office:value-type="float" office:value="97">
            <text:p>97</text:p>
          </table:table-cell>
          <table:table-cell office:value-type="float" office:value="0.0216746157922629">
            <text:p>0.0216746158</text:p>
          </table:table-cell>
          <table:table-cell office:value-type="float" office:value="0.0127665747860148">
            <text:p>0.0127665748</text:p>
          </table:table-cell>
          <table:table-cell office:value-type="float" office:value="0.00491936301856172">
            <text:p>0.004919363</text:p>
          </table:table-cell>
          <table:table-cell office:value-type="float" office:value="1.07678194165361">
            <text:p>1.0767819417</text:p>
          </table:table-cell>
          <table:table-cell office:value-type="float" office:value="1.04500246319731">
            <text:p>1.0450024632</text:p>
          </table:table-cell>
          <table:table-cell office:value-type="float" office:value="1.01726520282468">
            <text:p>1.0172652028</text:p>
          </table:table-cell>
          <table:table-cell office:value-type="float" office:value="32.3250105431786">
            <text:p>32.32501054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92">
            <text:p>192</text:p>
          </table:table-cell>
          <table:table-cell office:value-type="float" office:value="9346">
            <text:p>9346</text:p>
          </table:table-cell>
          <table:table-cell office:value-type="float" office:value="13750">
            <text:p>13750</text:p>
          </table:table-cell>
          <table:table-cell office:value-type="float" office:value="19871">
            <text:p>19871</text:p>
          </table:table-cell>
          <table:table-cell office:value-type="float" office:value="105">
            <text:p>105</text:p>
          </table:table-cell>
          <table:table-cell office:value-type="float" office:value="-126.75">
            <text:p>-126.75</text:p>
          </table:table-cell>
          <table:table-cell office:value-type="float" office:value="247.25">
            <text:p>247.25</text:p>
          </table:table-cell>
          <table:table-cell office:value-type="float" office:value="0.0112347528354376">
            <text:p>0.0112347528</text:p>
          </table:table-cell>
          <table:table-cell office:value-type="float" office:value="-0.00921818181818182">
            <text:p>-0.0092181818</text:p>
          </table:table-cell>
          <table:table-cell office:value-type="float" office:value="0.0124427557747471">
            <text:p>0.0124427558</text:p>
          </table:table-cell>
          <table:table-cell office:value-type="float" office:value="1.03956902547973">
            <text:p>1.0395690255</text:p>
          </table:table-cell>
          <table:table-cell office:value-type="float" office:value="0.967902914393388">
            <text:p>0.9679029144</text:p>
          </table:table-cell>
          <table:table-cell office:value-type="float" office:value="1.0438530966673">
            <text:p>1.04385309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9022">
            <text:p>9022</text:p>
          </table:table-cell>
          <table:table-cell office:value-type="float" office:value="13636">
            <text:p>13636</text:p>
          </table:table-cell>
          <table:table-cell office:value-type="float" office:value="19085">
            <text:p>19085</text:p>
          </table:table-cell>
          <table:table-cell office:value-type="float" office:value="52.625">
            <text:p>52.625</text:p>
          </table:table-cell>
          <table:table-cell office:value-type="float" office:value="-204">
            <text:p>-204</text:p>
          </table:table-cell>
          <table:table-cell office:value-type="float" office:value="266.375">
            <text:p>266.375</text:p>
          </table:table-cell>
          <table:table-cell office:value-type="float" office:value="0.00583296386610508">
            <text:p>0.0058329639</text:p>
          </table:table-cell>
          <table:table-cell office:value-type="float" office:value="-0.0149603989439718">
            <text:p>-0.0149603989</text:p>
          </table:table-cell>
          <table:table-cell office:value-type="float" office:value="0.0139572963059995">
            <text:p>0.0139572963</text:p>
          </table:table-cell>
          <table:table-cell office:value-type="float" office:value="1.0204820595276">
            <text:p>1.0204820595</text:p>
          </table:table-cell>
          <table:table-cell office:value-type="float" office:value="0.948077278227762">
            <text:p>0.9480772782</text:p>
          </table:table-cell>
          <table:table-cell office:value-type="float" office:value="1.04923235706654">
            <text:p>1.04923235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4164">
            <text:p>14164</text:p>
          </table:table-cell>
          <table:table-cell office:value-type="float" office:value="20163">
            <text:p>20163</text:p>
          </table:table-cell>
          <table:table-cell office:value-type="float" office:value="157.75">
            <text:p>157.75</text:p>
          </table:table-cell>
          <table:table-cell office:value-type="float" office:value="224.75">
            <text:p>224.75</text:p>
          </table:table-cell>
          <table:table-cell office:value-type="float" office:value="-510.75">
            <text:p>-510.75</text:p>
          </table:table-cell>
          <table:table-cell office:value-type="float" office:value="0.0168608379649423">
            <text:p>0.016860838</text:p>
          </table:table-cell>
          <table:table-cell office:value-type="float" office:value="0.0158676927421632">
            <text:p>0.0158676927</text:p>
          </table:table-cell>
          <table:table-cell office:value-type="float" office:value="-0.0253310519267966">
            <text:p>-0.0253310519</text:p>
          </table:table-cell>
          <table:table-cell office:value-type="float" office:value="1.05957013707678">
            <text:p>1.0595701371</text:p>
          </table:table-cell>
          <table:table-cell office:value-type="float" office:value="1.05603042059657">
            <text:p>1.0560304206</text:p>
          </table:table-cell>
          <table:table-cell office:value-type="float" office:value="0.912598976151979">
            <text:p>0.9125989762</text:p>
          </table:table-cell>
          <table:table-cell table:number-columns-repeated="2" office:value-type="float" office:value="0">
            <text:p>0</text:p>
          </table:table-cell>
          <table:table-cell office:value-type="float" office:value="-27.0154815505297">
            <text:p>-27.015481550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0520">
            <text:p>10520</text:p>
          </table:table-cell>
          <table:table-cell office:value-type="float" office:value="13952">
            <text:p>13952</text:p>
          </table:table-cell>
          <table:table-cell office:value-type="float" office:value="21247">
            <text:p>21247</text:p>
          </table:table-cell>
          <table:table-cell office:value-type="float" office:value="135">
            <text:p>135</text:p>
          </table:table-cell>
          <table:table-cell office:value-type="float" office:value="109.25">
            <text:p>109.25</text:p>
          </table:table-cell>
          <table:table-cell office:value-type="float" office:value="24.25">
            <text:p>24.25</text:p>
          </table:table-cell>
          <table:table-cell office:value-type="float" office:value="0.0128326996197719">
            <text:p>0.0128326996</text:p>
          </table:table-cell>
          <table:table-cell office:value-type="float" office:value="0.00783041857798165">
            <text:p>0.0078304186</text:p>
          </table:table-cell>
          <table:table-cell office:value-type="float" office:value="0.00114133760060244">
            <text:p>0.0011413376</text:p>
          </table:table-cell>
          <table:table-cell office:value-type="float" office:value="1.04523721790108">
            <text:p>1.0452372179</text:p>
          </table:table-cell>
          <table:table-cell office:value-type="float" office:value="1.02752664331494">
            <text:p>1.0275266433</text:p>
          </table:table-cell>
          <table:table-cell office:value-type="float" office:value="1.00399723479908">
            <text:p>1.00399723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0480">
            <text:p>10480</text:p>
          </table:table-cell>
          <table:table-cell office:value-type="float" office:value="13730">
            <text:p>13730</text:p>
          </table:table-cell>
          <table:table-cell office:value-type="float" office:value="19148">
            <text:p>19148</text:p>
          </table:table-cell>
          <table:table-cell office:value-type="float" office:value="98.375">
            <text:p>98.375</text:p>
          </table:table-cell>
          <table:table-cell office:value-type="float" office:value="92.375">
            <text:p>92.375</text:p>
          </table:table-cell>
          <table:table-cell office:value-type="float" office:value="-130.875">
            <text:p>-130.875</text:p>
          </table:table-cell>
          <table:table-cell office:value-type="float" office:value="0.00938692748091603">
            <text:p>0.0093869275</text:p>
          </table:table-cell>
          <table:table-cell office:value-type="float" office:value="0.00672796795338674">
            <text:p>0.006727968</text:p>
          </table:table-cell>
          <table:table-cell office:value-type="float" office:value="-0.00683491748485482">
            <text:p>-0.0068349175</text:p>
          </table:table-cell>
          <table:table-cell office:value-type="float" office:value="1.03302695042197">
            <text:p>1.0330269504</text:p>
          </table:table-cell>
          <table:table-cell office:value-type="float" office:value="1.02363660832031">
            <text:p>1.0236366083</text:p>
          </table:table-cell>
          <table:table-cell office:value-type="float" office:value="0.976169352353177">
            <text:p>0.97616935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340">
            <text:p>340</text:p>
          </table:table-cell>
          <table:table-cell office:value-type="float" office:value="9694">
            <text:p>9694</text:p>
          </table:table-cell>
          <table:table-cell office:value-type="float" office:value="13114">
            <text:p>13114</text:p>
          </table:table-cell>
          <table:table-cell office:value-type="float" office:value="18961">
            <text:p>18961</text:p>
          </table:table-cell>
          <table:table-cell office:value-type="float" office:value="-171.75">
            <text:p>-171.75</text:p>
          </table:table-cell>
          <table:table-cell office:value-type="float" office:value="-209.375">
            <text:p>-209.375</text:p>
          </table:table-cell>
          <table:table-cell office:value-type="float" office:value="280">
            <text:p>280</text:p>
          </table:table-cell>
          <table:table-cell office:value-type="float" office:value="-0.0177171446255416">
            <text:p>-0.0177171446</text:p>
          </table:table-cell>
          <table:table-cell office:value-type="float" office:value="-0.0159657617813024">
            <text:p>-0.0159657618</text:p>
          </table:table-cell>
          <table:table-cell office:value-type="float" office:value="0.0147671536311376">
            <text:p>0.0147671536</text:p>
          </table:table-cell>
          <table:table-cell office:value-type="float" office:value="0.938605232349422">
            <text:p>0.9386052323</text:p>
          </table:table-cell>
          <table:table-cell office:value-type="float" office:value="0.944619448641986">
            <text:p>0.9446194486</text:p>
          </table:table-cell>
          <table:table-cell office:value-type="float" office:value="1.05211245260866">
            <text:p>1.05211245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8474">
            <text:p>8474</text:p>
          </table:table-cell>
          <table:table-cell office:value-type="float" office:value="13572">
            <text:p>13572</text:p>
          </table:table-cell>
          <table:table-cell office:value-type="float" office:value="19451">
            <text:p>19451</text:p>
          </table:table-cell>
          <table:table-cell office:value-type="float" office:value="-369.125">
            <text:p>-369.125</text:p>
          </table:table-cell>
          <table:table-cell office:value-type="float" office:value="157.5">
            <text:p>157.5</text:p>
          </table:table-cell>
          <table:table-cell office:value-type="float" office:value="-427.375">
            <text:p>-427.375</text:p>
          </table:table-cell>
          <table:table-cell office:value-type="float" office:value="-0.0435597120604201">
            <text:p>-0.0435597121</text:p>
          </table:table-cell>
          <table:table-cell office:value-type="float" office:value="0.011604774535809">
            <text:p>0.0116047745</text:p>
          </table:table-cell>
          <table:table-cell office:value-type="float" office:value="-0.0219718780525423">
            <text:p>-0.0219718781</text:p>
          </table:table-cell>
          <table:table-cell office:value-type="float" office:value="0.851260006877512">
            <text:p>0.8512600069</text:p>
          </table:table-cell>
          <table:table-cell office:value-type="float" office:value="1.0408806656277">
            <text:p>1.0408806656</text:p>
          </table:table-cell>
          <table:table-cell office:value-type="float" office:value="0.924044643129407">
            <text:p>0.9240446431</text:p>
          </table:table-cell>
          <table:table-cell office:value-type="float" office:value="-15.5634288362604">
            <text:p>-15.5634288363</text:p>
          </table:table-cell>
          <table:table-cell office:value-type="float" office:value="0">
            <text:p>0</text:p>
          </table:table-cell>
          <table:table-cell office:value-type="float" office:value="-31.1991587642487">
            <text:p>-31.199158764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8436">
            <text:p>8436</text:p>
          </table:table-cell>
          <table:table-cell office:value-type="float" office:value="13844">
            <text:p>13844</text:p>
          </table:table-cell>
          <table:table-cell office:value-type="float" office:value="20305">
            <text:p>20305</text:p>
          </table:table-cell>
          <table:table-cell office:value-type="float" office:value="-323.75">
            <text:p>-323.75</text:p>
          </table:table-cell>
          <table:table-cell office:value-type="float" office:value="113.875">
            <text:p>113.875</text:p>
          </table:table-cell>
          <table:table-cell office:value-type="float" office:value="-180.125">
            <text:p>-180.125</text:p>
          </table:table-cell>
          <table:table-cell office:value-type="float" office:value="-0.0383771929824561">
            <text:p>-0.038377193</text:p>
          </table:table-cell>
          <table:table-cell office:value-type="float" office:value="0.00822558509101416">
            <text:p>0.0082255851</text:p>
          </table:table-cell>
          <table:table-cell office:value-type="float" office:value="-0.00887096774193548">
            <text:p>-0.0088709677</text:p>
          </table:table-cell>
          <table:table-cell office:value-type="float" office:value="0.86856653008618">
            <text:p>0.8685665301</text:p>
          </table:table-cell>
          <table:table-cell office:value-type="float" office:value="1.02892216190872">
            <text:p>1.0289221619</text:p>
          </table:table-cell>
          <table:table-cell office:value-type="float" office:value="0.969105853277836">
            <text:p>0.9691058533</text:p>
          </table:table-cell>
          <table:table-cell office:value-type="float" office:value="-17.7126011617018">
            <text:p>-17.71260116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89">
            <text:p>189</text:p>
          </table:table-cell>
          <table:table-cell office:value-type="float" office:value="9614">
            <text:p>9614</text:p>
          </table:table-cell>
          <table:table-cell office:value-type="float" office:value="13319">
            <text:p>13319</text:p>
          </table:table-cell>
          <table:table-cell office:value-type="float" office:value="21667">
            <text:p>21667</text:p>
          </table:table-cell>
          <table:table-cell office:value-type="float" office:value="-128.75">
            <text:p>-128.75</text:p>
          </table:table-cell>
          <table:table-cell office:value-type="float" office:value="-99.25">
            <text:p>-99.25</text:p>
          </table:table-cell>
          <table:table-cell office:value-type="float" office:value="229.375">
            <text:p>229.375</text:p>
          </table:table-cell>
          <table:table-cell office:value-type="float" office:value="-0.013391928437695">
            <text:p>-0.0133919284</text:p>
          </table:table-cell>
          <table:table-cell office:value-type="float" office:value="-0.00745176064269089">
            <text:p>-0.0074517606</text:p>
          </table:table-cell>
          <table:table-cell office:value-type="float" office:value="0.0105863755942216">
            <text:p>0.0105863756</text:p>
          </table:table-cell>
          <table:table-cell office:value-type="float" office:value="0.953479764212737">
            <text:p>0.9534797642</text:p>
          </table:table-cell>
          <table:table-cell office:value-type="float" office:value="0.974027674074467">
            <text:p>0.9740276741</text:p>
          </table:table-cell>
          <table:table-cell office:value-type="float" office:value="1.03727197442229">
            <text:p>1.03727197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8455">
            <text:p>8455</text:p>
          </table:table-cell>
          <table:table-cell office:value-type="float" office:value="12552">
            <text:p>12552</text:p>
          </table:table-cell>
          <table:table-cell office:value-type="float" office:value="21810">
            <text:p>21810</text:p>
          </table:table-cell>
          <table:table-cell office:value-type="float" office:value="-64.625">
            <text:p>-64.625</text:p>
          </table:table-cell>
          <table:table-cell office:value-type="float" office:value="-225">
            <text:p>-225</text:p>
          </table:table-cell>
          <table:table-cell office:value-type="float" office:value="1004.25">
            <text:p>1004.25</text:p>
          </table:table-cell>
          <table:table-cell office:value-type="float" office:value="-0.00764340626848019">
            <text:p>-0.0076434063</text:p>
          </table:table-cell>
          <table:table-cell office:value-type="float" office:value="-0.017925430210325">
            <text:p>-0.0179254302</text:p>
          </table:table-cell>
          <table:table-cell office:value-type="float" office:value="0.0460453920220083">
            <text:p>0.046045392</text:p>
          </table:table-cell>
          <table:table-cell office:value-type="float" office:value="0.973362584512714">
            <text:p>0.9733625845</text:p>
          </table:table-cell>
          <table:table-cell office:value-type="float" office:value="0.937890783518384">
            <text:p>0.9378907835</text:p>
          </table:table-cell>
          <table:table-cell office:value-type="float" office:value="1.16531442120489">
            <text:p>1.1653144212</text:p>
          </table:table-cell>
          <table:table-cell table:number-columns-repeated="2" office:value-type="float" office:value="0">
            <text:p>0</text:p>
          </table:table-cell>
          <table:table-cell office:value-type="float" office:value="15.3975357759964">
            <text:p>15.39753577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8624">
            <text:p>8624</text:p>
          </table:table-cell>
          <table:table-cell office:value-type="float" office:value="13244">
            <text:p>13244</text:p>
          </table:table-cell>
          <table:table-cell office:value-type="float" office:value="22470">
            <text:p>22470</text:p>
          </table:table-cell>
          <table:table-cell office:value-type="float" office:value="-249.25">
            <text:p>-249.25</text:p>
          </table:table-cell>
          <table:table-cell office:value-type="float" office:value="-449.125">
            <text:p>-449.125</text:p>
          </table:table-cell>
          <table:table-cell office:value-type="float" office:value="1308.75">
            <text:p>1308.75</text:p>
          </table:table-cell>
          <table:table-cell office:value-type="float" office:value="-0.0289019016697588">
            <text:p>-0.0289019017</text:p>
          </table:table-cell>
          <table:table-cell office:value-type="float" office:value="-0.0339115826034431">
            <text:p>-0.0339115826</text:p>
          </table:table-cell>
          <table:table-cell office:value-type="float" office:value="0.0582443257676903">
            <text:p>0.0582443258</text:p>
          </table:table-cell>
          <table:table-cell office:value-type="float" office:value="0.900480571199296">
            <text:p>0.9004805712</text:p>
          </table:table-cell>
          <table:table-cell office:value-type="float" office:value="0.883563451939903">
            <text:p>0.8835634519</text:p>
          </table:table-cell>
          <table:table-cell office:value-type="float" office:value="1.21050424709582">
            <text:p>1.2105042471</text:p>
          </table:table-cell>
          <table:table-cell office:value-type="float" office:value="-23.6344857953591">
            <text:p>-23.6344857954</text:p>
          </table:table-cell>
          <table:table-cell office:value-type="float" office:value="-20.0912694683572">
            <text:p>-20.0912694684</text:p>
          </table:table-cell>
          <table:table-cell office:value-type="float" office:value="12.2439854504067">
            <text:p>12.243985450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8208">
            <text:p>8208</text:p>
          </table:table-cell>
          <table:table-cell office:value-type="float" office:value="13922">
            <text:p>13922</text:p>
          </table:table-cell>
          <table:table-cell office:value-type="float" office:value="25560">
            <text:p>25560</text:p>
          </table:table-cell>
          <table:table-cell office:value-type="float" office:value="-242.75">
            <text:p>-242.75</text:p>
          </table:table-cell>
          <table:table-cell office:value-type="float" office:value="-337.375">
            <text:p>-337.375</text:p>
          </table:table-cell>
          <table:table-cell office:value-type="float" office:value="1042.5">
            <text:p>1042.5</text:p>
          </table:table-cell>
          <table:table-cell office:value-type="float" office:value="-0.0295748050682261">
            <text:p>-0.0295748051</text:p>
          </table:table-cell>
          <table:table-cell office:value-type="float" office:value="-0.024233227984485">
            <text:p>-0.024233228</text:p>
          </table:table-cell>
          <table:table-cell office:value-type="float" office:value="0.0407863849765258">
            <text:p>0.040786385</text:p>
          </table:table-cell>
          <table:table-cell office:value-type="float" office:value="0.898202533687063">
            <text:p>0.8982025337</text:p>
          </table:table-cell>
          <table:table-cell office:value-type="float" office:value="0.916334710757857">
            <text:p>0.9163347108</text:p>
          </table:table-cell>
          <table:table-cell office:value-type="float" office:value="1.14601286464877">
            <text:p>1.1460128646</text:p>
          </table:table-cell>
          <table:table-cell office:value-type="float" office:value="-23.0887760154531">
            <text:p>-23.0887760155</text:p>
          </table:table-cell>
          <table:table-cell office:value-type="float" office:value="-28.2551811048533">
            <text:p>-28.2551811049</text:p>
          </table:table-cell>
          <table:table-cell office:value-type="float" office:value="17.338837114362">
            <text:p>17.338837114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8160">
            <text:p>8160</text:p>
          </table:table-cell>
          <table:table-cell office:value-type="float" office:value="12888">
            <text:p>12888</text:p>
          </table:table-cell>
          <table:table-cell office:value-type="float" office:value="24090">
            <text:p>24090</text:p>
          </table:table-cell>
          <table:table-cell office:value-type="float" office:value="-130.75">
            <text:p>-130.75</text:p>
          </table:table-cell>
          <table:table-cell office:value-type="float" office:value="-389.875">
            <text:p>-389.875</text:p>
          </table:table-cell>
          <table:table-cell office:value-type="float" office:value="862.5">
            <text:p>862.5</text:p>
          </table:table-cell>
          <table:table-cell office:value-type="float" office:value="-0.0160232843137255">
            <text:p>-0.0160232843</text:p>
          </table:table-cell>
          <table:table-cell office:value-type="float" office:value="-0.0302510086902545">
            <text:p>-0.0302510087</text:p>
          </table:table-cell>
          <table:table-cell office:value-type="float" office:value="0.0358032378580324">
            <text:p>0.0358032379</text:p>
          </table:table-cell>
          <table:table-cell office:value-type="float" office:value="0.94442172635675">
            <text:p>0.9444217264</text:p>
          </table:table-cell>
          <table:table-cell office:value-type="float" office:value="0.895915111696594">
            <text:p>0.8959151117</text:p>
          </table:table-cell>
          <table:table-cell office:value-type="float" office:value="1.12782380131171">
            <text:p>1.1278238013</text:p>
          </table:table-cell>
          <table:table-cell office:value-type="float" office:value="0">
            <text:p>0</text:p>
          </table:table-cell>
          <table:table-cell office:value-type="float" office:value="-22.5648444343408">
            <text:p>-22.5648444343</text:p>
          </table:table-cell>
          <table:table-cell office:value-type="float" office:value="19.7044438387584">
            <text:p>19.704443838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8288">
            <text:p>8288</text:p>
          </table:table-cell>
          <table:table-cell office:value-type="float" office:value="12376">
            <text:p>12376</text:p>
          </table:table-cell>
          <table:table-cell office:value-type="float" office:value="25410">
            <text:p>25410</text:p>
          </table:table-cell>
          <table:table-cell office:value-type="float" office:value="25.625">
            <text:p>25.625</text:p>
          </table:table-cell>
          <table:table-cell office:value-type="float" office:value="412.75">
            <text:p>412.75</text:p>
          </table:table-cell>
          <table:table-cell office:value-type="float" office:value="1110">
            <text:p>1110</text:p>
          </table:table-cell>
          <table:table-cell office:value-type="float" office:value="0.0030918194980695">
            <text:p>0.0030918195</text:p>
          </table:table-cell>
          <table:table-cell office:value-type="float" office:value="0.0333508403361345">
            <text:p>0.0333508403</text:p>
          </table:table-cell>
          <table:table-cell office:value-type="float" office:value="0.0436835891381346">
            <text:p>0.0436835891</text:p>
          </table:table-cell>
          <table:table-cell office:value-type="float" office:value="1.01084010456495">
            <text:p>1.0108401046</text:p>
          </table:table-cell>
          <table:table-cell office:value-type="float" office:value="1.11890800713668">
            <text:p>1.1189080071</text:p>
          </table:table-cell>
          <table:table-cell office:value-type="float" office:value="1.15663274366505">
            <text:p>1.1566327437</text:p>
          </table:table-cell>
          <table:table-cell office:value-type="float" office:value="0">
            <text:p>0</text:p>
          </table:table-cell>
          <table:table-cell office:value-type="float" office:value="21.1281783443873">
            <text:p>21.1281783444</text:p>
          </table:table-cell>
          <table:table-cell office:value-type="float" office:value="16.2115542834127">
            <text:p>16.211554283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7660">
            <text:p>7660</text:p>
          </table:table-cell>
          <table:table-cell office:value-type="float" office:value="13022">
            <text:p>13022</text:p>
          </table:table-cell>
          <table:table-cell office:value-type="float" office:value="27600">
            <text:p>27600</text:p>
          </table:table-cell>
          <table:table-cell office:value-type="float" office:value="-240">
            <text:p>-240</text:p>
          </table:table-cell>
          <table:table-cell office:value-type="float" office:value="-332.875">
            <text:p>-332.875</text:p>
          </table:table-cell>
          <table:table-cell office:value-type="float" office:value="1008.75">
            <text:p>1008.75</text:p>
          </table:table-cell>
          <table:table-cell office:value-type="float" office:value="-0.031331592689295">
            <text:p>-0.0313315927</text:p>
          </table:table-cell>
          <table:table-cell office:value-type="float" office:value="-0.0255625095991399">
            <text:p>-0.0255625096</text:p>
          </table:table-cell>
          <table:table-cell office:value-type="float" office:value="0.0365489130434783">
            <text:p>0.036548913</text:p>
          </table:table-cell>
          <table:table-cell office:value-type="float" office:value="0.892263496240345">
            <text:p>0.8922634962</text:p>
          </table:table-cell>
          <table:table-cell office:value-type="float" office:value="0.911811962521142">
            <text:p>0.9118119625</text:p>
          </table:table-cell>
          <table:table-cell office:value-type="float" office:value="1.13053940881971">
            <text:p>1.1305394088</text:p>
          </table:table-cell>
          <table:table-cell office:value-type="float" office:value="-21.7745352117033">
            <text:p>-21.7745352117</text:p>
          </table:table-cell>
          <table:table-cell office:value-type="float" office:value="-26.7677026201069">
            <text:p>-26.7677026201</text:p>
          </table:table-cell>
          <table:table-cell office:value-type="float" office:value="19.3094192928574">
            <text:p>19.30941929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559">
            <text:p>559</text:p>
          </table:table-cell>
          <table:table-cell table:number-columns-repeated="2" office:value-type="float" office:value="722">
            <text:p>722</text:p>
          </table:table-cell>
          <table:table-cell office:value-type="float" office:value="8050">
            <text:p>8050</text:p>
          </table:table-cell>
          <table:table-cell office:value-type="float" office:value="13234">
            <text:p>13234</text:p>
          </table:table-cell>
          <table:table-cell office:value-type="float" office:value="28320">
            <text:p>28320</text:p>
          </table:table-cell>
          <table:table-cell office:value-type="float" office:value="-326">
            <text:p>-326</text:p>
          </table:table-cell>
          <table:table-cell office:value-type="float" office:value="380.25">
            <text:p>380.25</text:p>
          </table:table-cell>
          <table:table-cell office:value-type="float" office:value="678.75">
            <text:p>678.75</text:p>
          </table:table-cell>
          <table:table-cell office:value-type="float" office:value="-0.0404968944099379">
            <text:p>-0.0404968944</text:p>
          </table:table-cell>
          <table:table-cell office:value-type="float" office:value="0.0287328094302554">
            <text:p>0.0287328094</text:p>
          </table:table-cell>
          <table:table-cell office:value-type="float" office:value="0.0239671610169492">
            <text:p>0.023967161</text:p>
          </table:table-cell>
          <table:table-cell office:value-type="float" office:value="0.861475266540643">
            <text:p>0.8614752665</text:p>
          </table:table-cell>
          <table:table-cell office:value-type="float" office:value="1.10218295870789">
            <text:p>1.1021829587</text:p>
          </table:table-cell>
          <table:table-cell office:value-type="float" office:value="1.08501093618146">
            <text:p>1.0850109362</text:p>
          </table:table-cell>
          <table:table-cell office:value-type="float" office:value="-16.7670962809418">
            <text:p>-16.7670962809</text:p>
          </table:table-cell>
          <table:table-cell office:value-type="float" office:value="24.4688289538622">
            <text:p>24.4688289539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8060">
            <text:p>8060</text:p>
          </table:table-cell>
          <table:table-cell office:value-type="float" office:value="13260">
            <text:p>13260</text:p>
          </table:table-cell>
          <table:table-cell office:value-type="float" office:value="28560">
            <text:p>28560</text:p>
          </table:table-cell>
          <table:table-cell office:value-type="float" office:value="-257.625">
            <text:p>-257.625</text:p>
          </table:table-cell>
          <table:table-cell office:value-type="float" office:value="-255.625">
            <text:p>-255.625</text:p>
          </table:table-cell>
          <table:table-cell office:value-type="float" office:value="952.5">
            <text:p>952.5</text:p>
          </table:table-cell>
          <table:table-cell office:value-type="float" office:value="-0.0319633995037221">
            <text:p>-0.0319633995</text:p>
          </table:table-cell>
          <table:table-cell office:value-type="float" office:value="-0.0192779034690799">
            <text:p>-0.0192779035</text:p>
          </table:table-cell>
          <table:table-cell office:value-type="float" office:value="0.0333508403361345">
            <text:p>0.0333508403</text:p>
          </table:table-cell>
          <table:table-cell office:value-type="float" office:value="0.890130553196328">
            <text:p>0.8901305532</text:p>
          </table:table-cell>
          <table:table-cell office:value-type="float" office:value="0.93325574748006">
            <text:p>0.9332557475</text:p>
          </table:table-cell>
          <table:table-cell office:value-type="float" office:value="1.11890800713668">
            <text:p>1.1189080071</text:p>
          </table:table-cell>
          <table:table-cell office:value-type="float" office:value="-21.3372027075609">
            <text:p>-21.3372027076</text:p>
          </table:table-cell>
          <table:table-cell office:value-type="float" office:value="0">
            <text:p>0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8288">
            <text:p>8288</text:p>
          </table:table-cell>
          <table:table-cell office:value-type="float" office:value="13475">
            <text:p>13475</text:p>
          </table:table-cell>
          <table:table-cell office:value-type="float" office:value="30690">
            <text:p>30690</text:p>
          </table:table-cell>
          <table:table-cell office:value-type="float" office:value="25.625">
            <text:p>25.625</text:p>
          </table:table-cell>
          <table:table-cell office:value-type="float" office:value="268.75">
            <text:p>268.75</text:p>
          </table:table-cell>
          <table:table-cell office:value-type="float" office:value="967.5">
            <text:p>967.5</text:p>
          </table:table-cell>
          <table:table-cell office:value-type="float" office:value="0.0030918194980695">
            <text:p>0.0030918195</text:p>
          </table:table-cell>
          <table:table-cell office:value-type="float" office:value="0.0199443413729128">
            <text:p>0.0199443414</text:p>
          </table:table-cell>
          <table:table-cell office:value-type="float" office:value="0.031524926686217">
            <text:p>0.0315249267</text:p>
          </table:table-cell>
          <table:table-cell office:value-type="float" office:value="1.01084010456495">
            <text:p>1.0108401046</text:p>
          </table:table-cell>
          <table:table-cell office:value-type="float" office:value="1.07058483724068">
            <text:p>1.0705848372</text:p>
          </table:table-cell>
          <table:table-cell office:value-type="float" office:value="1.1122851325668">
            <text:p>1.1122851326</text:p>
          </table:table-cell>
          <table:table-cell table:number-columns-repeated="2" office:value-type="float" office:value="0">
            <text:p>0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8721">
            <text:p>8721</text:p>
          </table:table-cell>
          <table:table-cell office:value-type="float" office:value="14274">
            <text:p>14274</text:p>
          </table:table-cell>
          <table:table-cell office:value-type="float" office:value="30540">
            <text:p>30540</text:p>
          </table:table-cell>
          <table:table-cell office:value-type="float" office:value="161.5">
            <text:p>161.5</text:p>
          </table:table-cell>
          <table:table-cell office:value-type="float" office:value="357.5">
            <text:p>357.5</text:p>
          </table:table-cell>
          <table:table-cell office:value-type="float" office:value="877.5">
            <text:p>877.5</text:p>
          </table:table-cell>
          <table:table-cell office:value-type="float" office:value="0.0185185185185185">
            <text:p>0.0185185185</text:p>
          </table:table-cell>
          <table:table-cell office:value-type="float" office:value="0.0250455373406193">
            <text:p>0.0250455373</text:p>
          </table:table-cell>
          <table:table-cell office:value-type="float" office:value="0.0287328094302554">
            <text:p>0.0287328094</text:p>
          </table:table-cell>
          <table:table-cell office:value-type="float" office:value="1.06548696844993">
            <text:p>1.0654869684</text:p>
          </table:table-cell>
          <table:table-cell office:value-type="float" office:value="1.0888888474159">
            <text:p>1.0888888474</text:p>
          </table:table-cell>
          <table:table-cell office:value-type="float" office:value="1.10218295870789">
            <text:p>1.1021829587</text:p>
          </table:table-cell>
          <table:table-cell office:value-type="float" office:value="0">
            <text:p>0</text:p>
          </table:table-cell>
          <table:table-cell office:value-type="float" office:value="28.020621255848">
            <text:p>28.0206212558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8600">
            <text:p>8600</text:p>
          </table:table-cell>
          <table:table-cell office:value-type="float" office:value="14280">
            <text:p>14280</text:p>
          </table:table-cell>
          <table:table-cell office:value-type="float" office:value="30990">
            <text:p>30990</text:p>
          </table:table-cell>
          <table:table-cell office:value-type="float" office:value="-97.5">
            <text:p>-97.5</text:p>
          </table:table-cell>
          <table:table-cell office:value-type="float" office:value="255.5">
            <text:p>255.5</text:p>
          </table:table-cell>
          <table:table-cell office:value-type="float" office:value="821.25">
            <text:p>821.25</text:p>
          </table:table-cell>
          <table:table-cell office:value-type="float" office:value="-0.0113372093023256">
            <text:p>-0.0113372093</text:p>
          </table:table-cell>
          <table:table-cell office:value-type="float" office:value="0.0178921568627451">
            <text:p>0.0178921569</text:p>
          </table:table-cell>
          <table:table-cell office:value-type="float" office:value="0.0265004840271055">
            <text:p>0.026500484</text:p>
          </table:table-cell>
          <table:table-cell office:value-type="float" office:value="0.960571690778799">
            <text:p>0.9605716908</text:p>
          </table:table-cell>
          <table:table-cell office:value-type="float" office:value="1.06325000240292">
            <text:p>1.0632500024</text:p>
          </table:table-cell>
          <table:table-cell office:value-type="float" office:value="1.09412815437606">
            <text:p>1.0941281544</text:p>
          </table:table-cell>
          <table:table-cell table:number-columns-repeated="2" office:value-type="float" office:value="0">
            <text:p>0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7980">
            <text:p>7980</text:p>
          </table:table-cell>
          <table:table-cell office:value-type="float" office:value="13896">
            <text:p>13896</text:p>
          </table:table-cell>
          <table:table-cell office:value-type="float" office:value="31710">
            <text:p>31710</text:p>
          </table:table-cell>
          <table:table-cell office:value-type="float" office:value="-134.75">
            <text:p>-134.75</text:p>
          </table:table-cell>
          <table:table-cell office:value-type="float" office:value="180">
            <text:p>180</text:p>
          </table:table-cell>
          <table:table-cell office:value-type="float" office:value="926.25">
            <text:p>926.25</text:p>
          </table:table-cell>
          <table:table-cell office:value-type="float" office:value="-0.0168859649122807">
            <text:p>-0.0168859649</text:p>
          </table:table-cell>
          <table:table-cell office:value-type="float" office:value="0.0129533678756477">
            <text:p>0.0129533679</text:p>
          </table:table-cell>
          <table:table-cell office:value-type="float" office:value="0.0292100283822138">
            <text:p>0.0292100284</text:p>
          </table:table-cell>
          <table:table-cell office:value-type="float" office:value="0.941457988996614">
            <text:p>0.941457989</text:p>
          </table:table-cell>
          <table:table-cell office:value-type="float" office:value="1.04566565545384">
            <text:p>1.0456656555</text:p>
          </table:table-cell>
          <table:table-cell office:value-type="float" office:value="1.1039074218236">
            <text:p>1.1039074218</text:p>
          </table:table-cell>
          <table:table-cell table:number-columns-repeated="2"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8162">
            <text:p>8162</text:p>
          </table:table-cell>
          <table:table-cell office:value-type="float" office:value="14400">
            <text:p>14400</text:p>
          </table:table-cell>
          <table:table-cell office:value-type="float" office:value="33150">
            <text:p>33150</text:p>
          </table:table-cell>
          <table:table-cell office:value-type="float" office:value="-192.5">
            <text:p>-192.5</text:p>
          </table:table-cell>
          <table:table-cell office:value-type="float" office:value="195">
            <text:p>195</text:p>
          </table:table-cell>
          <table:table-cell office:value-type="float" office:value="892.5">
            <text:p>892.5</text:p>
          </table:table-cell>
          <table:table-cell office:value-type="float" office:value="-0.0235849056603774">
            <text:p>-0.0235849057</text:p>
          </table:table-cell>
          <table:table-cell office:value-type="float" office:value="0.0135416666666667">
            <text:p>0.0135416667</text:p>
          </table:table-cell>
          <table:table-cell office:value-type="float" office:value="0.0269230769230769">
            <text:p>0.0269230769</text:p>
          </table:table-cell>
          <table:table-cell office:value-type="float" office:value="0.918543075827697">
            <text:p>0.9185430758</text:p>
          </table:table-cell>
          <table:table-cell office:value-type="float" office:value="1.04775525173611">
            <text:p>1.0477552517</text:p>
          </table:table-cell>
          <table:table-cell office:value-type="float" office:value="1.09565147928994">
            <text:p>1.0956514793</text:p>
          </table:table-cell>
          <table:table-cell office:value-type="float" office:value="-29.0414882387637">
            <text:p>-29.0414882388</text:p>
          </table:table-cell>
          <table:table-cell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7280">
            <text:p>7280</text:p>
          </table:table-cell>
          <table:table-cell office:value-type="float" office:value="14192">
            <text:p>14192</text:p>
          </table:table-cell>
          <table:table-cell office:value-type="float" office:value="34620">
            <text:p>34620</text:p>
          </table:table-cell>
          <table:table-cell office:value-type="float" office:value="-254.25">
            <text:p>-254.25</text:p>
          </table:table-cell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office:value-type="float" office:value="-0.0349244505494506">
            <text:p>-0.0349244505</text:p>
          </table:table-cell>
          <table:table-cell office:value-type="float" office:value="0.00140924464487035">
            <text:p>0.0014092446</text:p>
          </table:table-cell>
          <table:table-cell office:value-type="float" office:value="0.024263431542461">
            <text:p>0.0242634315</text:p>
          </table:table-cell>
          <table:table-cell office:value-type="float" office:value="0.880155068879438">
            <text:p>0.8801550689</text:p>
          </table:table-cell>
          <table:table-cell office:value-type="float" office:value="1.00493624875917">
            <text:p>1.0049362488</text:p>
          </table:table-cell>
          <table:table-cell office:value-type="float" office:value="1.08607589005464">
            <text:p>1.0860758901</text:p>
          </table:table-cell>
          <table:table-cell office:value-type="float" office:value="-19.4984191824643">
            <text:p>-19.4984191825</text:p>
          </table:table-cell>
          <table:table-cell office:value-type="float" office:value="0">
            <text:p>0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6552">
            <text:p>6552</text:p>
          </table:table-cell>
          <table:table-cell office:value-type="float" office:value="13760">
            <text:p>13760</text:p>
          </table:table-cell>
          <table:table-cell office:value-type="float" office:value="34890">
            <text:p>34890</text:p>
          </table:table-cell>
          <table:table-cell office:value-type="float" office:value="-304.75">
            <text:p>-304.75</text:p>
          </table:table-cell>
          <table:table-cell office:value-type="float" office:value="-156">
            <text:p>-156</text:p>
          </table:table-cell>
          <table:table-cell office:value-type="float" office:value="660">
            <text:p>660</text:p>
          </table:table-cell>
          <table:table-cell office:value-type="float" office:value="-0.0465125152625153">
            <text:p>-0.0465125153</text:p>
          </table:table-cell>
          <table:table-cell office:value-type="float" office:value="-0.0113372093023256">
            <text:p>-0.0113372093</text:p>
          </table:table-cell>
          <table:table-cell office:value-type="float" office:value="0.0189165950128977">
            <text:p>0.018916595</text:p>
          </table:table-cell>
          <table:table-cell office:value-type="float" office:value="0.841446488170246">
            <text:p>0.8414464882</text:p>
          </table:table-cell>
          <table:table-cell office:value-type="float" office:value="0.960571690778799">
            <text:p>0.9605716908</text:p>
          </table:table-cell>
          <table:table-cell office:value-type="float" office:value="1.06690944417623">
            <text:p>1.0669094442</text:p>
          </table:table-cell>
          <table:table-cell office:value-type="float" office:value="-14.5530554282714">
            <text:p>-14.55305542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7028">
            <text:p>7028</text:p>
          </table:table-cell>
          <table:table-cell office:value-type="float" office:value="13734">
            <text:p>13734</text:p>
          </table:table-cell>
          <table:table-cell office:value-type="float" office:value="35970">
            <text:p>35970</text:p>
          </table:table-cell>
          <table:table-cell office:value-type="float" office:value="-265.75">
            <text:p>-265.75</text:p>
          </table:table-cell>
          <table:table-cell office:value-type="float" office:value="-395">
            <text:p>-395</text:p>
          </table:table-cell>
          <table:table-cell office:value-type="float" office:value="663.75">
            <text:p>663.75</text:p>
          </table:table-cell>
          <table:table-cell office:value-type="float" office:value="-0.0378130335799658">
            <text:p>-0.0378130336</text:p>
          </table:table-cell>
          <table:table-cell office:value-type="float" office:value="-0.0287607397699141">
            <text:p>-0.0287607398</text:p>
          </table:table-cell>
          <table:table-cell office:value-type="float" office:value="0.0184528773978315">
            <text:p>0.0184528774</text:p>
          </table:table-cell>
          <table:table-cell office:value-type="float" office:value="0.870456840466818">
            <text:p>0.8704568405</text:p>
          </table:table-cell>
          <table:table-cell office:value-type="float" office:value="0.900958683903442">
            <text:p>0.9009586839</text:p>
          </table:table-cell>
          <table:table-cell office:value-type="float" office:value="1.06525246791356">
            <text:p>1.0652524679</text:p>
          </table:table-cell>
          <table:table-cell office:value-type="float" office:value="-17.9821063664971">
            <text:p>-17.9821063665</text:p>
          </table:table-cell>
          <table:table-cell office:value-type="float" office:value="-23.7522050377183">
            <text:p>-23.75220503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6860">
            <text:p>6860</text:p>
          </table:table-cell>
          <table:table-cell office:value-type="float" office:value="13992">
            <text:p>13992</text:p>
          </table:table-cell>
          <table:table-cell office:value-type="float" office:value="37830">
            <text:p>37830</text:p>
          </table:table-cell>
          <table:table-cell office:value-type="float" office:value="-357.75">
            <text:p>-357.75</text:p>
          </table:table-cell>
          <table:table-cell office:value-type="float" office:value="-330">
            <text:p>-330</text:p>
          </table:table-cell>
          <table:table-cell office:value-type="float" office:value="288.75">
            <text:p>288.75</text:p>
          </table:table-cell>
          <table:table-cell office:value-type="float" office:value="-0.0521501457725948">
            <text:p>-0.0521501458</text:p>
          </table:table-cell>
          <table:table-cell office:value-type="float" office:value="-0.0235849056603774">
            <text:p>-0.0235849057</text:p>
          </table:table-cell>
          <table:table-cell office:value-type="float" office:value="0.00763283108643933">
            <text:p>0.0076328311</text:p>
          </table:table-cell>
          <table:table-cell office:value-type="float" office:value="0.82280497969596">
            <text:p>0.8228049797</text:p>
          </table:table-cell>
          <table:table-cell office:value-type="float" office:value="0.918543075827697">
            <text:p>0.9185430758</text:p>
          </table:table-cell>
          <table:table-cell office:value-type="float" office:value="1.02682909861891">
            <text:p>1.0268290986</text:p>
          </table:table-cell>
          <table:table-cell office:value-type="float" office:value="-12.9417085640905">
            <text:p>-12.9417085641</text:p>
          </table:table-cell>
          <table:table-cell office:value-type="float" office:value="-29.0414882387637">
            <text:p>-29.04148823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7052">
            <text:p>7052</text:p>
          </table:table-cell>
          <table:table-cell office:value-type="float" office:value="13552">
            <text:p>13552</text:p>
          </table:table-cell>
          <table:table-cell office:value-type="float" office:value="37260">
            <text:p>37260</text:p>
          </table:table-cell>
          <table:table-cell office:value-type="float" office:value="-419.75">
            <text:p>-419.75</text:p>
          </table:table-cell>
          <table:table-cell office:value-type="float" office:value="-319">
            <text:p>-319</text:p>
          </table:table-cell>
          <table:table-cell office:value-type="float" office:value="-67.5">
            <text:p>-67.5</text:p>
          </table:table-cell>
          <table:table-cell office:value-type="float" office:value="-0.0595221213840045">
            <text:p>-0.0595221214</text:p>
          </table:table-cell>
          <table:table-cell office:value-type="float" office:value="-0.023538961038961">
            <text:p>-0.023538961</text:p>
          </table:table-cell>
          <table:table-cell office:value-type="float" office:value="-0.00181159420289855">
            <text:p>-0.0018115942</text:p>
          </table:table-cell>
          <table:table-cell office:value-type="float" office:value="0.798616625706726">
            <text:p>0.7986166257</text:p>
          </table:table-cell>
          <table:table-cell office:value-type="float" office:value="0.918699638429752">
            <text:p>0.9186996384</text:p>
          </table:table-cell>
          <table:table-cell office:value-type="float" office:value="0.993665852762025">
            <text:p>0.9936658528</text:p>
          </table:table-cell>
          <table:table-cell office:value-type="float" office:value="-11.2950848266015">
            <text:p>-11.2950848266</text:p>
          </table:table-cell>
          <table:table-cell office:value-type="float" office:value="-29.098854861189">
            <text:p>-29.0988548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6186">
            <text:p>6186</text:p>
          </table:table-cell>
          <table:table-cell office:value-type="float" office:value="12496">
            <text:p>12496</text:p>
          </table:table-cell>
          <table:table-cell office:value-type="float" office:value="36270">
            <text:p>36270</text:p>
          </table:table-cell>
          <table:table-cell office:value-type="float" office:value="-285.875">
            <text:p>-285.875</text:p>
          </table:table-cell>
          <table:table-cell office:value-type="float" office:value="-128.125">
            <text:p>-128.125</text:p>
          </table:table-cell>
          <table:table-cell office:value-type="float" office:value="45">
            <text:p>45</text:p>
          </table:table-cell>
          <table:table-cell office:value-type="float" office:value="-0.0462132234076948">
            <text:p>-0.0462132234</text:p>
          </table:table-cell>
          <table:table-cell office:value-type="float" office:value="-0.010253281049936">
            <text:p>-0.010253281</text:p>
          </table:table-cell>
          <table:table-cell office:value-type="float" office:value="0.00124069478908189">
            <text:p>0.0012406948</text:p>
          </table:table-cell>
          <table:table-cell office:value-type="float" office:value="0.842439615627818">
            <text:p>0.8424396156</text:p>
          </table:table-cell>
          <table:table-cell office:value-type="float" office:value="0.96431957067891">
            <text:p>0.9643195707</text:p>
          </table:table-cell>
          <table:table-cell office:value-type="float" office:value="1.00434544883596">
            <text:p>1.0043454488</text:p>
          </table:table-cell>
          <table:table-cell office:value-type="float" office:value="-14.6495862113408">
            <text:p>-14.64958621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5854">
            <text:p>5854</text:p>
          </table:table-cell>
          <table:table-cell office:value-type="float" office:value="12848">
            <text:p>12848</text:p>
          </table:table-cell>
          <table:table-cell office:value-type="float" office:value="37020">
            <text:p>37020</text:p>
          </table:table-cell>
          <table:table-cell office:value-type="float" office:value="-321.5">
            <text:p>-321.5</text:p>
          </table:table-cell>
          <table:table-cell office:value-type="float" office:value="-685.125">
            <text:p>-685.125</text:p>
          </table:table-cell>
          <table:table-cell office:value-type="float" office:value="-131.25">
            <text:p>-131.25</text:p>
          </table:table-cell>
          <table:table-cell office:value-type="float" office:value="-0.0549197130167407">
            <text:p>-0.054919713</text:p>
          </table:table-cell>
          <table:table-cell office:value-type="float" office:value="-0.0533254202988792">
            <text:p>-0.0533254203</text:p>
          </table:table-cell>
          <table:table-cell office:value-type="float" office:value="-0.00354538087520259">
            <text:p>-0.0035453809</text:p>
          </table:table-cell>
          <table:table-cell office:value-type="float" office:value="0.813692707201976">
            <text:p>0.8136927072</text:p>
          </table:table-cell>
          <table:table-cell office:value-type="float" office:value="0.818934485836025">
            <text:p>0.8189344858</text:p>
          </table:table-cell>
          <table:table-cell office:value-type="float" office:value="0.987615803598869">
            <text:p>0.9876158036</text:p>
          </table:table-cell>
          <table:table-cell office:value-type="float" office:value="-12.271263687752">
            <text:p>-12.2712636878</text:p>
          </table:table-cell>
          <table:table-cell office:value-type="float" office:value="-12.6486994090017">
            <text:p>-12.648699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5300">
            <text:p>5300</text:p>
          </table:table-cell>
          <table:table-cell office:value-type="float" office:value="12048">
            <text:p>12048</text:p>
          </table:table-cell>
          <table:table-cell office:value-type="float" office:value="35460">
            <text:p>35460</text:p>
          </table:table-cell>
          <table:table-cell office:value-type="float" office:value="-315">
            <text:p>-315</text:p>
          </table:table-cell>
          <table:table-cell office:value-type="float" office:value="-140">
            <text:p>-140</text:p>
          </table:table-cell>
          <table:table-cell office:value-type="float" office:value="-359.125">
            <text:p>-359.125</text:p>
          </table:table-cell>
          <table:table-cell office:value-type="float" office:value="-0.0594339622641509">
            <text:p>-0.0594339623</text:p>
          </table:table-cell>
          <table:table-cell office:value-type="float" office:value="-0.0116201859229748">
            <text:p>-0.0116201859</text:p>
          </table:table-cell>
          <table:table-cell office:value-type="float" office:value="-0.01012760857304">
            <text:p>-0.0101276086</text:p>
          </table:table-cell>
          <table:table-cell office:value-type="float" office:value="0.798904627981488">
            <text:p>0.798904628</text:p>
          </table:table-cell>
          <table:table-cell office:value-type="float" office:value="0.959594005562522">
            <text:p>0.9595940056</text:p>
          </table:table-cell>
          <table:table-cell office:value-type="float" office:value="0.964754404166961">
            <text:p>0.9647544042</text:p>
          </table:table-cell>
          <table:table-cell office:value-type="float" office:value="-11.312363711132">
            <text:p>-11.3123637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3922">
            <text:p>3922</text:p>
          </table:table-cell>
          <table:table-cell office:value-type="float" office:value="10329">
            <text:p>10329</text:p>
          </table:table-cell>
          <table:table-cell office:value-type="float" office:value="34080">
            <text:p>34080</text:p>
          </table:table-cell>
          <table:table-cell office:value-type="float" office:value="-393.75">
            <text:p>-393.75</text:p>
          </table:table-cell>
          <table:table-cell office:value-type="float" office:value="-1036.875">
            <text:p>-1036.875</text:p>
          </table:table-cell>
          <table:table-cell office:value-type="float" office:value="-728.875">
            <text:p>-728.875</text:p>
          </table:table-cell>
          <table:table-cell office:value-type="float" office:value="-0.100395206527282">
            <text:p>-0.1003952065</text:p>
          </table:table-cell>
          <table:table-cell office:value-type="float" office:value="-0.100384838803369">
            <text:p>-0.1003848388</text:p>
          </table:table-cell>
          <table:table-cell office:value-type="float" office:value="-0.0213871772300469">
            <text:p>-0.0213871772</text:p>
          </table:table-cell>
          <table:table-cell office:value-type="float" office:value="0.668372004242078">
            <text:p>0.6683720042</text:p>
          </table:table-cell>
          <table:table-cell office:value-type="float" office:value="0.668404211276902">
            <text:p>0.6684042113</text:p>
          </table:table-cell>
          <table:table-cell office:value-type="float" office:value="0.92604140594058">
            <text:p>0.9260414059</text:p>
          </table:table-cell>
          <table:table-cell office:value-type="float" office:value="-6.55150232927819">
            <text:p>-6.5515023293</text:p>
          </table:table-cell>
          <table:table-cell office:value-type="float" office:value="-6.55221605739966">
            <text:p>-6.5522160574</text:p>
          </table:table-cell>
          <table:table-cell office:value-type="float" office:value="-32.0616524026236">
            <text:p>-32.061652402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4265">
            <text:p>4265</text:p>
          </table:table-cell>
          <table:table-cell office:value-type="float" office:value="11232">
            <text:p>11232</text:p>
          </table:table-cell>
          <table:table-cell office:value-type="float" office:value="35250">
            <text:p>35250</text:p>
          </table:table-cell>
          <table:table-cell office:value-type="float" office:value="-233.125">
            <text:p>-233.125</text:p>
          </table:table-cell>
          <table:table-cell office:value-type="float" office:value="-859.428571428571">
            <text:p>-859.4285714286</text:p>
          </table:table-cell>
          <table:table-cell office:value-type="float" office:value="-183.75">
            <text:p>-183.75</text:p>
          </table:table-cell>
          <table:table-cell office:value-type="float" office:value="-0.0546600234466589">
            <text:p>-0.0546600234</text:p>
          </table:table-cell>
          <table:table-cell office:value-type="float" office:value="-0.0765160765160765">
            <text:p>-0.0765160765</text:p>
          </table:table-cell>
          <table:table-cell office:value-type="float" office:value="-0.00521276595744681">
            <text:p>-0.005212766</text:p>
          </table:table-cell>
          <table:table-cell office:value-type="float" office:value="0.814545845536545">
            <text:p>0.8145458455</text:p>
          </table:table-cell>
          <table:table-cell office:value-type="float" office:value="0.743668963725944">
            <text:p>0.7436689637</text:p>
          </table:table-cell>
          <table:table-cell office:value-type="float" office:value="0.981808578089633">
            <text:p>0.9818085781</text:p>
          </table:table-cell>
          <table:table-cell office:value-type="float" office:value="-12.3312423537964">
            <text:p>-12.3312423538</text:p>
          </table:table-cell>
          <table:table-cell office:value-type="float" office:value="-8.70767264731579">
            <text:p>-8.7076726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4456">
            <text:p>4456</text:p>
          </table:table-cell>
          <table:table-cell office:value-type="float" office:value="11640">
            <text:p>11640</text:p>
          </table:table-cell>
          <table:table-cell office:value-type="float" office:value="34920">
            <text:p>34920</text:p>
          </table:table-cell>
          <table:table-cell office:value-type="float" office:value="-219">
            <text:p>-219</text:p>
          </table:table-cell>
          <table:table-cell office:value-type="float" office:value="-310.666666666667">
            <text:p>-310.6666666667</text:p>
          </table:table-cell>
          <table:table-cell office:value-type="float" office:value="-317.142857142857">
            <text:p>-317.1428571429</text:p>
          </table:table-cell>
          <table:table-cell office:value-type="float" office:value="-0.0491472172351885">
            <text:p>-0.0491472172</text:p>
          </table:table-cell>
          <table:table-cell office:value-type="float" office:value="-0.0266895761741123">
            <text:p>-0.0266895762</text:p>
          </table:table-cell>
          <table:table-cell office:value-type="float" office:value="-0.00908198330878743">
            <text:p>-0.0090819833</text:p>
          </table:table-cell>
          <table:table-cell office:value-type="float" office:value="0.832719019642287">
            <text:p>0.8327190196</text:p>
          </table:table-cell>
          <table:table-cell office:value-type="float" office:value="0.90798265700426">
            <text:p>0.907982657</text:p>
          </table:table-cell>
          <table:table-cell office:value-type="float" office:value="0.968374723964053">
            <text:p>0.968374724</text:p>
          </table:table-cell>
          <table:table-cell office:value-type="float" office:value="-13.7540033822765">
            <text:p>-13.7540033823</text:p>
          </table:table-cell>
          <table:table-cell office:value-type="float" office:value="-25.6225714983379">
            <text:p>-25.6225714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4073">
            <text:p>4073</text:p>
          </table:table-cell>
          <table:table-cell office:value-type="float" office:value="11652">
            <text:p>11652</text:p>
          </table:table-cell>
          <table:table-cell office:value-type="float" office:value="34957">
            <text:p>34957</text:p>
          </table:table-cell>
          <table:table-cell office:value-type="float" office:value="0">
            <text:p>0</text:p>
          </table:table-cell>
          <table:table-cell office:value-type="float" office:value="-36.6666666666667">
            <text:p>-36.6666666667</text:p>
          </table:table-cell>
          <table:table-cell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float" office:value="-0.00314681313651448">
            <text:p>-0.0031468131</text:p>
          </table:table-cell>
          <table:table-cell office:value-type="float" office:value="-0.00314672311697228">
            <text:p>-0.0031467231</text:p>
          </table:table-cell>
          <table:table-cell office:value-type="float" office:value="0.7">
            <text:p>0.7</text:p>
          </table:table-cell>
          <table:table-cell office:value-type="float" office:value="0.989005562790715">
            <text:p>0.9890055628</text:p>
          </table:table-cell>
          <table:table-cell office:value-type="float" office:value="0.989005876748692">
            <text:p>0.9890058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3722">
            <text:p>3722</text:p>
          </table:table-cell>
          <table:table-cell office:value-type="float" office:value="10476">
            <text:p>10476</text:p>
          </table:table-cell>
          <table:table-cell office:value-type="float" office:value="31429">
            <text:p>31429</text:p>
          </table:table-cell>
          <table:table-cell office:value-type="float" office:value="0">
            <text:p>0</text:p>
          </table:table-cell>
          <table:table-cell office:value-type="float" office:value="-221">
            <text:p>-221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-0.0210958381061474">
            <text:p>-0.0210958381</text:p>
          </table:table-cell>
          <table:table-cell office:value-type="float" office:value="0.00458175570333132">
            <text:p>0.0045817557</text:p>
          </table:table-cell>
          <table:table-cell office:value-type="float" office:value="0.7">
            <text:p>0.7</text:p>
          </table:table-cell>
          <table:table-cell office:value-type="float" office:value="0.92703683402387">
            <text:p>0.927036834</text:p>
          </table:table-cell>
          <table:table-cell office:value-type="float" office:value="1.0160772902329">
            <text:p>1.0160772902</text:p>
          </table:table-cell>
          <table:table-cell office:value-type="float" office:value="0">
            <text:p>0</text:p>
          </table:table-cell>
          <table:table-cell office:value-type="float" office:value="-32.509253044979">
            <text:p>-32.509253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3402">
            <text:p>3402</text:p>
          </table:table-cell>
          <table:table-cell office:value-type="float" office:value="10654">
            <text:p>10654</text:p>
          </table:table-cell>
          <table:table-cell office:value-type="float" office:value="34800">
            <text:p>34800</text:p>
          </table:table-cell>
          <table:table-cell table:number-columns-repeated="2" office:value-type="float" office:value="0">
            <text:p>0</text:p>
          </table:table-cell>
          <table:table-cell office:value-type="float" office:value="-112.5">
            <text:p>-112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23275862068966">
            <text:p>-0.0032327586</text:p>
          </table:table-cell>
          <table:table-cell office:value-type="float" office:value="0.7">
            <text:p>0.7</text:p>
          </table:table-cell>
          <table:table-cell office:value-type="float" office:value="0.89">
            <text:p>0.89</text:p>
          </table:table-cell>
          <table:table-cell office:value-type="float" office:value="0.988705828255053">
            <text:p>0.98870582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5">
            <text:p>5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3109">
            <text:p>3109</text:p>
          </table:table-cell>
          <table:table-cell office:value-type="float" office:value="10558">
            <text:p>10558</text:p>
          </table:table-cell>
          <table:table-cell office:value-type="float" office:value="34779">
            <text:p>34779</text:p>
          </table:table-cell>
          <table:table-cell table:number-columns-repeated="6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1.03">
            <text:p>1.0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5">
            <text:p>5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2842">
            <text:p>2842</text:p>
          </table:table-cell>
          <table:table-cell office:value-type="float" office:value="10437">
            <text:p>10437</text:p>
          </table:table-cell>
          <table:table-cell office:value-type="float" office:value="34758">
            <text:p>34758</text:p>
          </table:table-cell>
          <table:table-cell table:number-columns-repeated="6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5">
            <text:p>105</text:p>
          </table:table-cell>
          <table:table-cell office:value-type="float" office:value="7420">
            <text:p>7420</text:p>
          </table:table-cell>
          <table:table-cell office:value-type="float" office:value="23299">
            <text:p>23299</text:p>
          </table:table-cell>
          <table:table-cell office:value-type="float" office:value="18.9875">
            <text:p>18.9875</text:p>
          </table:table-cell>
          <table:table-cell table:number-columns-repeated="3" office:value-type="float" office:value="5">
            <text:p>5</text:p>
          </table:table-cell>
          <table:table-cell office:value-type="float" office:value="502">
            <text:p>502</text:p>
          </table:table-cell>
          <table:table-cell office:value-type="float" office:value="763">
            <text:p>763</text:p>
          </table:table-cell>
          <table:table-cell office:value-type="float" office:value="1175">
            <text:p>1175</text:p>
          </table:table-cell>
          <table:table-cell office:value-type="float" office:value="2597">
            <text:p>2597</text:p>
          </table:table-cell>
          <table:table-cell office:value-type="float" office:value="10302">
            <text:p>10302</text:p>
          </table:table-cell>
          <table:table-cell office:value-type="float" office:value="34737">
            <text:p>34737</text:p>
          </table:table-cell>
          <table:table-cell table:number-columns-repeated="6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9.333333333333">
            <text:p>109.3333333333</text:p>
          </table:table-cell>
          <table:table-cell office:value-type="float" office:value="7382.66666666667">
            <text:p>7382.6666666667</text:p>
          </table:table-cell>
          <table:table-cell office:value-type="float" office:value="23279.6666666667">
            <text:p>23279.6666666667</text:p>
          </table:table-cell>
          <table:table-cell office:value-type="float" office:value="18.8766666666667">
            <text:p>18.87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490">
            <text:p>490</text:p>
          </table:table-cell>
          <table:table-cell office:value-type="float" office:value="753">
            <text:p>753</text:p>
          </table:table-cell>
          <table:table-cell office:value-type="float" office:value="1164">
            <text:p>1164</text:p>
          </table:table-cell>
          <table:table-cell office:value-type="float" office:value="2374">
            <text:p>2374</text:p>
          </table:table-cell>
          <table:table-cell office:value-type="float" office:value="10168">
            <text:p>10168</text:p>
          </table:table-cell>
          <table:table-cell office:value-type="float" office:value="34717">
            <text:p>34717</text:p>
          </table:table-cell>
          <table:table-cell table:number-columns-repeated="6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7.9">
            <text:p>7.9</text:p>
          </table:table-cell>
          <table:table-cell office:value-type="float" office:value="17.4">
            <text:p>17.4</text:p>
          </table:table-cell>
          <table:table-cell office:value-type="float" office:value="5208">
            <text:p>5208</text:p>
          </table:table-cell>
          <table:table-cell office:value-type="float" office:value="7570">
            <text:p>7570</text:p>
          </table:table-cell>
          <table:table-cell office:value-type="float" office:value="9998">
            <text:p>99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9:10.01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796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602">
                <text:p>1602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80">
                <text:p>178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10">
                <text:p>1910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42">
                <text:p>2142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2001">
                <text:p>2001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97">
                <text:p>2497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70">
                <text:p>1470</text:p>
              </table:table-cell>
              <table:table-cell office:value-type="float" office:value="2626">
                <text:p>2626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74">
                <text:p>1674</text:p>
              </table:table-cell>
              <table:table-cell office:value-type="float" office:value="2784">
                <text:p>2784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00">
                <text:p>1700</text:p>
              </table:table-cell>
              <table:table-cell office:value-type="float" office:value="2960">
                <text:p>2960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49">
                <text:p>1949</text:p>
              </table:table-cell>
              <table:table-cell office:value-type="float" office:value="3082">
                <text:p>3082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08">
                <text:p>2008</text:p>
              </table:table-cell>
              <table:table-cell office:value-type="float" office:value="3229">
                <text:p>3229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98">
                <text:p>1798</text:p>
              </table:table-cell>
              <table:table-cell office:value-type="float" office:value="3384">
                <text:p>3384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16">
                <text:p>1916</text:p>
              </table:table-cell>
              <table:table-cell office:value-type="float" office:value="3662">
                <text:p>3662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55">
                <text:p>2255</text:p>
              </table:table-cell>
              <table:table-cell office:value-type="float" office:value="4058">
                <text:p>4058</text:p>
              </table:table-cell>
              <table:table-cell office:value-type="float" office:value="7583">
                <text:p>758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425">
                <text:p>2425</text:p>
              </table:table-cell>
              <table:table-cell office:value-type="float" office:value="4403">
                <text:p>4403</text:p>
              </table:table-cell>
              <table:table-cell office:value-type="float" office:value="9092">
                <text:p>909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660">
                <text:p>2660</text:p>
              </table:table-cell>
              <table:table-cell office:value-type="float" office:value="4697">
                <text:p>4697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82">
                <text:p>2682</text:p>
              </table:table-cell>
              <table:table-cell office:value-type="float" office:value="4682">
                <text:p>4682</text:p>
              </table:table-cell>
              <table:table-cell office:value-type="float" office:value="8407">
                <text:p>840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80">
                <text:p>2780</text:p>
              </table:table-cell>
              <table:table-cell office:value-type="float" office:value="5060">
                <text:p>5060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112">
                <text:p>3112</text:p>
              </table:table-cell>
              <table:table-cell office:value-type="float" office:value="5668">
                <text:p>5668</text:p>
              </table:table-cell>
              <table:table-cell office:value-type="float" office:value="11593">
                <text:p>1159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246">
                <text:p>3246</text:p>
              </table:table-cell>
              <table:table-cell office:value-type="float" office:value="5908">
                <text:p>5908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372">
                <text:p>3372</text:p>
              </table:table-cell>
              <table:table-cell office:value-type="float" office:value="5768">
                <text:p>5768</text:p>
              </table:table-cell>
              <table:table-cell office:value-type="float" office:value="9941">
                <text:p>994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832">
                <text:p>3832</text:p>
              </table:table-cell>
              <table:table-cell office:value-type="float" office:value="6348">
                <text:p>6348</text:p>
              </table:table-cell>
              <table:table-cell office:value-type="float" office:value="11567">
                <text:p>1156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433">
                <text:p>7433</text:p>
              </table:table-cell>
              <table:table-cell office:value-type="float" office:value="14521">
                <text:p>1452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282">
                <text:p>4282</text:p>
              </table:table-cell>
              <table:table-cell office:value-type="float" office:value="6580">
                <text:p>6580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252">
                <text:p>4252</text:p>
              </table:table-cell>
              <table:table-cell office:value-type="float" office:value="6988">
                <text:p>6988</text:p>
              </table:table-cell>
              <table:table-cell office:value-type="float" office:value="12993">
                <text:p>1299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07">
                <text:p>4407</text:p>
              </table:table-cell>
              <table:table-cell office:value-type="float" office:value="7620">
                <text:p>7620</text:p>
              </table:table-cell>
              <table:table-cell office:value-type="float" office:value="18210">
                <text:p>1821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20">
                <text:p>4620</text:p>
              </table:table-cell>
              <table:table-cell office:value-type="float" office:value="8191">
                <text:p>8191</text:p>
              </table:table-cell>
              <table:table-cell office:value-type="float" office:value="16042">
                <text:p>1604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76">
                <text:p>4576</text:p>
              </table:table-cell>
              <table:table-cell office:value-type="float" office:value="7991">
                <text:p>7991</text:p>
              </table:table-cell>
              <table:table-cell office:value-type="float" office:value="15340">
                <text:p>1534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021">
                <text:p>5021</text:p>
              </table:table-cell>
              <table:table-cell office:value-type="float" office:value="8963">
                <text:p>8963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818">
                <text:p>5818</text:p>
              </table:table-cell>
              <table:table-cell office:value-type="float" office:value="9827">
                <text:p>982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22">
                <text:p>5722</text:p>
              </table:table-cell>
              <table:table-cell office:value-type="float" office:value="10136">
                <text:p>10136</text:p>
              </table:table-cell>
              <table:table-cell office:value-type="float" office:value="18386">
                <text:p>1838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868">
                <text:p>5868</text:p>
              </table:table-cell>
              <table:table-cell office:value-type="float" office:value="10318">
                <text:p>10318</text:p>
              </table:table-cell>
              <table:table-cell office:value-type="float" office:value="17463">
                <text:p>1746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56">
                <text:p>6456</text:p>
              </table:table-cell>
              <table:table-cell office:value-type="float" office:value="11057">
                <text:p>11057</text:p>
              </table:table-cell>
              <table:table-cell office:value-type="float" office:value="17724">
                <text:p>1772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64">
                <text:p>6864</text:p>
              </table:table-cell>
              <table:table-cell office:value-type="float" office:value="12053">
                <text:p>12053</text:p>
              </table:table-cell>
              <table:table-cell office:value-type="float" office:value="18009">
                <text:p>1800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693">
                <text:p>7693</text:p>
              </table:table-cell>
              <table:table-cell office:value-type="float" office:value="12362">
                <text:p>12362</text:p>
              </table:table-cell>
              <table:table-cell office:value-type="float" office:value="18106">
                <text:p>1810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128">
                <text:p>8128</text:p>
              </table:table-cell>
              <table:table-cell office:value-type="float" office:value="11961">
                <text:p>11961</text:p>
              </table:table-cell>
              <table:table-cell office:value-type="float" office:value="17937">
                <text:p>1793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14">
                <text:p>8914</text:p>
              </table:table-cell>
              <table:table-cell office:value-type="float" office:value="12544">
                <text:p>12544</text:p>
              </table:table-cell>
              <table:table-cell office:value-type="float" office:value="20250">
                <text:p>2025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554">
                <text:p>9554</text:p>
              </table:table-cell>
              <table:table-cell office:value-type="float" office:value="12566">
                <text:p>12566</text:p>
              </table:table-cell>
              <table:table-cell office:value-type="float" office:value="20324">
                <text:p>2032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436">
                <text:p>9436</text:p>
              </table:table-cell>
              <table:table-cell office:value-type="float" office:value="12760">
                <text:p>12760</text:p>
              </table:table-cell>
              <table:table-cell office:value-type="float" office:value="19872">
                <text:p>1987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025">
                <text:p>9025</text:p>
              </table:table-cell>
              <table:table-cell office:value-type="float" office:value="12450">
                <text:p>12450</text:p>
              </table:table-cell>
              <table:table-cell office:value-type="float" office:value="19843">
                <text:p>1984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35">
                <text:p>9435</text:p>
              </table:table-cell>
              <table:table-cell office:value-type="float" office:value="13786">
                <text:p>13786</text:p>
              </table:table-cell>
              <table:table-cell office:value-type="float" office:value="19718">
                <text:p>1971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750">
                <text:p>13750</text:p>
              </table:table-cell>
              <table:table-cell office:value-type="float" office:value="19871">
                <text:p>1987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9022">
                <text:p>9022</text:p>
              </table:table-cell>
              <table:table-cell office:value-type="float" office:value="13636">
                <text:p>13636</text:p>
              </table:table-cell>
              <table:table-cell office:value-type="float" office:value="19085">
                <text:p>1908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4164">
                <text:p>14164</text:p>
              </table:table-cell>
              <table:table-cell office:value-type="float" office:value="20163">
                <text:p>2016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520">
                <text:p>10520</text:p>
              </table:table-cell>
              <table:table-cell office:value-type="float" office:value="13952">
                <text:p>13952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480">
                <text:p>10480</text:p>
              </table:table-cell>
              <table:table-cell office:value-type="float" office:value="13730">
                <text:p>13730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94">
                <text:p>9694</text:p>
              </table:table-cell>
              <table:table-cell office:value-type="float" office:value="13114">
                <text:p>13114</text:p>
              </table:table-cell>
              <table:table-cell office:value-type="float" office:value="18961">
                <text:p>1896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8474">
                <text:p>8474</text:p>
              </table:table-cell>
              <table:table-cell office:value-type="float" office:value="13572">
                <text:p>13572</text:p>
              </table:table-cell>
              <table:table-cell office:value-type="float" office:value="19451">
                <text:p>1945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8436">
                <text:p>8436</text:p>
              </table:table-cell>
              <table:table-cell office:value-type="float" office:value="13844">
                <text:p>13844</text:p>
              </table:table-cell>
              <table:table-cell office:value-type="float" office:value="20305">
                <text:p>2030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614">
                <text:p>9614</text:p>
              </table:table-cell>
              <table:table-cell office:value-type="float" office:value="13319">
                <text:p>13319</text:p>
              </table:table-cell>
              <table:table-cell office:value-type="float" office:value="21667">
                <text:p>2166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8455">
                <text:p>8455</text:p>
              </table:table-cell>
              <table:table-cell office:value-type="float" office:value="12552">
                <text:p>12552</text:p>
              </table:table-cell>
              <table:table-cell office:value-type="float" office:value="21810">
                <text:p>2181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8624">
                <text:p>8624</text:p>
              </table:table-cell>
              <table:table-cell office:value-type="float" office:value="13244">
                <text:p>13244</text:p>
              </table:table-cell>
              <table:table-cell office:value-type="float" office:value="22470">
                <text:p>22470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8208">
                <text:p>8208</text:p>
              </table:table-cell>
              <table:table-cell office:value-type="float" office:value="13922">
                <text:p>13922</text:p>
              </table:table-cell>
              <table:table-cell office:value-type="float" office:value="25560">
                <text:p>2556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160">
                <text:p>8160</text:p>
              </table:table-cell>
              <table:table-cell office:value-type="float" office:value="12888">
                <text:p>12888</text:p>
              </table:table-cell>
              <table:table-cell office:value-type="float" office:value="24090">
                <text:p>24090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8288">
                <text:p>8288</text:p>
              </table:table-cell>
              <table:table-cell office:value-type="float" office:value="12376">
                <text:p>12376</text:p>
              </table:table-cell>
              <table:table-cell office:value-type="float" office:value="25410">
                <text:p>2541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7660">
                <text:p>7660</text:p>
              </table:table-cell>
              <table:table-cell office:value-type="float" office:value="13022">
                <text:p>13022</text:p>
              </table:table-cell>
              <table:table-cell office:value-type="float" office:value="27600">
                <text:p>2760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8050">
                <text:p>8050</text:p>
              </table:table-cell>
              <table:table-cell office:value-type="float" office:value="13234">
                <text:p>13234</text:p>
              </table:table-cell>
              <table:table-cell office:value-type="float" office:value="28320">
                <text:p>28320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8060">
                <text:p>8060</text:p>
              </table:table-cell>
              <table:table-cell office:value-type="float" office:value="13260">
                <text:p>13260</text:p>
              </table:table-cell>
              <table:table-cell office:value-type="float" office:value="28560">
                <text:p>2856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8288">
                <text:p>8288</text:p>
              </table:table-cell>
              <table:table-cell office:value-type="float" office:value="13475">
                <text:p>13475</text:p>
              </table:table-cell>
              <table:table-cell office:value-type="float" office:value="30690">
                <text:p>3069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8721">
                <text:p>8721</text:p>
              </table:table-cell>
              <table:table-cell office:value-type="float" office:value="14274">
                <text:p>14274</text:p>
              </table:table-cell>
              <table:table-cell office:value-type="float" office:value="30540">
                <text:p>30540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8600">
                <text:p>8600</text:p>
              </table:table-cell>
              <table:table-cell office:value-type="float" office:value="14280">
                <text:p>14280</text:p>
              </table:table-cell>
              <table:table-cell office:value-type="float" office:value="30990">
                <text:p>3099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7980">
                <text:p>7980</text:p>
              </table:table-cell>
              <table:table-cell office:value-type="float" office:value="13896">
                <text:p>13896</text:p>
              </table:table-cell>
              <table:table-cell office:value-type="float" office:value="31710">
                <text:p>31710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8162">
                <text:p>8162</text:p>
              </table:table-cell>
              <table:table-cell office:value-type="float" office:value="14400">
                <text:p>14400</text:p>
              </table:table-cell>
              <table:table-cell office:value-type="float" office:value="33150">
                <text:p>3315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280">
                <text:p>7280</text:p>
              </table:table-cell>
              <table:table-cell office:value-type="float" office:value="14192">
                <text:p>14192</text:p>
              </table:table-cell>
              <table:table-cell office:value-type="float" office:value="34620">
                <text:p>3462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6552">
                <text:p>6552</text:p>
              </table:table-cell>
              <table:table-cell office:value-type="float" office:value="13760">
                <text:p>13760</text:p>
              </table:table-cell>
              <table:table-cell office:value-type="float" office:value="34890">
                <text:p>3489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7028">
                <text:p>7028</text:p>
              </table:table-cell>
              <table:table-cell office:value-type="float" office:value="13734">
                <text:p>13734</text:p>
              </table:table-cell>
              <table:table-cell office:value-type="float" office:value="35970">
                <text:p>35970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6860">
                <text:p>6860</text:p>
              </table:table-cell>
              <table:table-cell office:value-type="float" office:value="13992">
                <text:p>13992</text:p>
              </table:table-cell>
              <table:table-cell office:value-type="float" office:value="37830">
                <text:p>37830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7052">
                <text:p>7052</text:p>
              </table:table-cell>
              <table:table-cell office:value-type="float" office:value="13552">
                <text:p>13552</text:p>
              </table:table-cell>
              <table:table-cell office:value-type="float" office:value="37260">
                <text:p>3726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86">
                <text:p>6186</text:p>
              </table:table-cell>
              <table:table-cell office:value-type="float" office:value="12496">
                <text:p>12496</text:p>
              </table:table-cell>
              <table:table-cell office:value-type="float" office:value="36270">
                <text:p>36270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5854">
                <text:p>5854</text:p>
              </table:table-cell>
              <table:table-cell office:value-type="float" office:value="12848">
                <text:p>12848</text:p>
              </table:table-cell>
              <table:table-cell office:value-type="float" office:value="37020">
                <text:p>3702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5300">
                <text:p>5300</text:p>
              </table:table-cell>
              <table:table-cell office:value-type="float" office:value="12048">
                <text:p>12048</text:p>
              </table:table-cell>
              <table:table-cell office:value-type="float" office:value="35460">
                <text:p>3546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3922">
                <text:p>3922</text:p>
              </table:table-cell>
              <table:table-cell office:value-type="float" office:value="10329">
                <text:p>10329</text:p>
              </table:table-cell>
              <table:table-cell office:value-type="float" office:value="34080">
                <text:p>34080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4265">
                <text:p>4265</text:p>
              </table:table-cell>
              <table:table-cell office:value-type="float" office:value="11232">
                <text:p>11232</text:p>
              </table:table-cell>
              <table:table-cell office:value-type="float" office:value="35250">
                <text:p>3525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456">
                <text:p>4456</text:p>
              </table:table-cell>
              <table:table-cell office:value-type="float" office:value="11640">
                <text:p>11640</text:p>
              </table:table-cell>
              <table:table-cell office:value-type="float" office:value="34920">
                <text:p>34920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4073">
                <text:p>4073</text:p>
              </table:table-cell>
              <table:table-cell office:value-type="float" office:value="11652">
                <text:p>11652</text:p>
              </table:table-cell>
              <table:table-cell office:value-type="float" office:value="34957">
                <text:p>3495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3722">
                <text:p>3722</text:p>
              </table:table-cell>
              <table:table-cell office:value-type="float" office:value="10476">
                <text:p>10476</text:p>
              </table:table-cell>
              <table:table-cell office:value-type="float" office:value="31429">
                <text:p>31429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3402">
                <text:p>3402</text:p>
              </table:table-cell>
              <table:table-cell office:value-type="float" office:value="10654">
                <text:p>10654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3109">
                <text:p>3109</text:p>
              </table:table-cell>
              <table:table-cell office:value-type="float" office:value="10558">
                <text:p>10558</text:p>
              </table:table-cell>
              <table:table-cell office:value-type="float" office:value="34779">
                <text:p>3477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842">
                <text:p>2842</text:p>
              </table:table-cell>
              <table:table-cell office:value-type="float" office:value="10437">
                <text:p>10437</text:p>
              </table:table-cell>
              <table:table-cell office:value-type="float" office:value="34758">
                <text:p>3475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597">
                <text:p>2597</text:p>
              </table:table-cell>
              <table:table-cell office:value-type="float" office:value="10302">
                <text:p>10302</text:p>
              </table:table-cell>
              <table:table-cell office:value-type="float" office:value="34737">
                <text:p>3473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74">
                <text:p>2374</text:p>
              </table:table-cell>
              <table:table-cell office:value-type="float" office:value="10168">
                <text:p>10168</text:p>
              </table:table-cell>
              <table:table-cell office:value-type="float" office:value="34717">
                <text:p>34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0">
                <text:p>742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382.66666666667">
                <text:p>7382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2cm" svg:y="1.405cm" svg:width="30.887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8.9875">
                <text:p>18.987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8.8766666666667">
                <text:p>18.87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cm" svg:y="1.352cm" svg:width="31.34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3253933841402">
                <text:p>1.3325393384140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30629525325048">
                <text:p>1.3062952532504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310847106009">
                <text:p>1.231084710600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266692512388">
                <text:p>1.226669251238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492912817631">
                <text:p>1.1949291281763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52271829211">
                <text:p>1.155227182921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9526175880076">
                <text:p>1.3952617588007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7934567327323">
                <text:p>1.2793456732732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9346993083731">
                <text:p>1.1934699308373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4255814643781">
                <text:p>1.1425581464378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515804799297">
                <text:p>1.2151580479929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5842737656364">
                <text:p>1.15842737656364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2727743115812">
                <text:p>1.327277431158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05395712209">
                <text:p>1.220539571220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37662208980238">
                <text:p>1.3766220898023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6741741705073">
                <text:p>1.2674174170507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4296028348101">
                <text:p>1.1429602834810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739032607844">
                <text:p>1.173903260784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942281467037">
                <text:p>1.1594228146703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4424766292207">
                <text:p>1.2442476629220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5343172349299">
                <text:p>1.15343172349299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51912581727625">
                <text:p>1.5191258172762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4092703794277">
                <text:p>1.1409270379427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585637783957">
                <text:p>1.158563778395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6036301423795">
                <text:p>1.1603630142379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5252333588325">
                <text:p>1.1525233358832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6639656023653">
                <text:p>1.266396560236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7014681150647">
                <text:p>1.2701468115064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9856309572862">
                <text:p>1.1985630957286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3371128815463">
                <text:p>1.1337112881546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3615766215163">
                <text:p>1.1361576621516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9776992924654">
                <text:p>1.1977699292465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9640296093751">
                <text:p>1.1964029609375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08680870547297">
                <text:p>1.0868087054729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7916675565064">
                <text:p>1.079166755650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713118216103">
                <text:p>1.2671311821610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1944325411228">
                <text:p>1.0194432541122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508993830393">
                <text:p>1.0450899383039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817208499961">
                <text:p>1.04817208499961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338667889031">
                <text:p>1.0733866788903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087326096311">
                <text:p>1.1008732609631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575914649276">
                <text:p>1.0557591464927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819349283076">
                <text:p>1.0781934928307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4500246319731">
                <text:p>1.0450024631973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0.967902914393388">
                <text:p>0.96790291439338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0.948077278227762">
                <text:p>0.94807727822776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603042059657">
                <text:p>1.0560304205965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752664331494">
                <text:p>1.0275266433149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363660832031">
                <text:p>1.0236366083203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944619448641986">
                <text:p>0.94461944864198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08806656277">
                <text:p>1.040880665627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2892216190872">
                <text:p>1.0289221619087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974027674074467">
                <text:p>0.97402767407446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37890783518384">
                <text:p>0.93789078351838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0.883563451939903">
                <text:p>0.88356345193990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0.916334710757857">
                <text:p>0.9163347107578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895915111696594">
                <text:p>0.89591511169659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1890800713668">
                <text:p>1.1189080071366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0.911811962521142">
                <text:p>0.91181196252114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0218295870789">
                <text:p>1.1021829587078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0.93325574748006">
                <text:p>0.9332557474800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7058483724068">
                <text:p>1.0705848372406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888888474159">
                <text:p>1.088888847415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6325000240292">
                <text:p>1.0632500024029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4566565545384">
                <text:p>1.0456656554538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4775525173611">
                <text:p>1.0477552517361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0493624875917">
                <text:p>1.0049362487591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60571690778799">
                <text:p>0.96057169077879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00958683903442">
                <text:p>0.90095868390344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18543075827697">
                <text:p>0.91854307582769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18699638429752">
                <text:p>0.91869963842975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6431957067891">
                <text:p>0.9643195706789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818934485836025">
                <text:p>0.81893448583602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59594005562522">
                <text:p>0.95959400556252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668404211276902">
                <text:p>0.6684042112769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743668963725944">
                <text:p>0.74366896372594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0798265700426">
                <text:p>0.9079826570042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89005562790715">
                <text:p>0.98900556279071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92703683402387">
                <text:p>0.9270368340238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3299">
                <text:p>23299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279.6666666667">
                <text:p>23279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